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7c3f2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01ae1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1f4d2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01ae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101ae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766f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c83d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2096d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101ae1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01ae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c83d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1f4d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2096d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1f4d2" style:font-size-asian="20pt" style:font-style-asian="italic" style:font-weight-asian="bold" style:font-size-complex="20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2096df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01ae1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text-underline-style="none" officeooo:rsid="000a471d"/>
    </style:style>
    <style:style style:name="T2" style:family="text">
      <style:text-properties officeooo:rsid="000a471d"/>
    </style:style>
    <style:style style:name="T3" style:family="text">
      <style:text-properties officeooo:rsid="00101ae1"/>
    </style:style>
    <style:style style:name="T4" style:family="text">
      <style:text-properties officeooo:rsid="001638a9"/>
    </style:style>
    <style:style style:name="T5" style:family="text">
      <style:text-properties officeooo:rsid="001766fc"/>
    </style:style>
    <style:style style:name="T6" style:family="text">
      <style:text-properties officeooo:rsid="001942b1"/>
    </style:style>
    <style:style style:name="T7" style:family="text">
      <style:text-properties officeooo:rsid="001a9540"/>
    </style:style>
    <style:style style:name="T8" style:family="text">
      <style:text-properties officeooo:rsid="001c83dd"/>
    </style:style>
    <style:style style:name="T9" style:family="text">
      <style:text-properties officeooo:rsid="002096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<text:span text:style-name="T2">12</text:span><text:span text:style-name="T1"> </text:span><text:span text:style-name="T4">FILE ORGANIZATION TECHNIQUES</text:span></text:p>
      <text:p text:style-name="P2">-S.Vishakan CSE-C 18 5001 196</text:p>
      <text:p text:style-name="P3"/>
      <text:p text:style-name="P4">S<text:span text:style-name="T3">OURCE CODE</text:span> – <text:span text:style-name="T5">SINGLE LEVEL DIRECTORY:</text:span></text:p>
      <text:p text:style-name="P4"/>
      <text:p text:style-name="P15">#include &lt;stdio.h&gt;</text:p>
      <text:p text:style-name="P15">#include &lt;stdlib.h&gt;</text:p>
      <text:p text:style-name="P15">#include &lt;string.h&gt;</text:p>
      <text:p text:style-name="P15"/>
      <text:p text:style-name="P15">typedef struct</text:p>
      <text:p text:style-name="P15">{ //structure for file</text:p>
      <text:p text:style-name="P15"><text:s text:c="4"/>char name[50];</text:p>
      <text:p text:style-name="P15"><text:s text:c="4"/>int start_addr;</text:p>
      <text:p text:style-name="P15">} file;</text:p>
      <text:p text:style-name="P15"/>
      <text:p text:style-name="P15">file *newFile(char name[], int addr);</text:p>
      <text:p text:style-name="P15">int searchFile(file *root[], char name[], int file_count);</text:p>
      <text:p text:style-name="P15">int insertFile(file *root[], int file_count);</text:p>
      <text:p text:style-name="P15">void displayFiles(file *root[], int file_count);</text:p>
      <text:p text:style-name="P15"/>
      <text:p text:style-name="P15">int main(void)</text:p>
      <text:p text:style-name="P15">{</text:p>
      <text:p text:style-name="P15"><text:s text:c="4"/>int opt = 1, file_count = 0;</text:p>
      <text:p text:style-name="P15"/>
      <text:p text:style-name="P15"><text:s text:c="4"/>file *root[50];</text:p>
      <text:p text:style-name="P15"/>
      <text:p text:style-name="P15"><text:s text:c="4"/>printf("\n\t\t\tSingle Level Directory Structure\n");</text:p>
      <text:p text:style-name="P15"><text:s text:c="4"/>while (opt != 0)</text:p>
      <text:p text:style-name="P15"><text:s text:c="4"/>{</text:p>
      <text:p text:style-name="P15"><text:s text:c="8"/>printf("\n\t\tMain Menu\n\t1. Insert a New File\n\t2. Display Existing Files\n\t0. Exit the Program\n\tYour choice -&gt; ");</text:p>
      <text:p text:style-name="P15"><text:s text:c="8"/>scanf("%d", &amp;opt);</text:p>
      <text:p text:style-name="P15"><text:s text:c="8"/>switch (opt)</text:p>
      <text:p text:style-name="P15"><text:s text:c="8"/>{</text:p>
      <text:p text:style-name="P15"><text:s text:c="8"/>case 1:</text:p>
      <text:p text:style-name="P15"><text:s text:c="12"/>if (file_count &lt; 50)</text:p>
      <text:p text:style-name="P15"><text:s text:c="12"/>{</text:p>
      <text:p text:style-name="P15"><text:s text:c="16"/>file_count += insertFile(root, file_count);</text:p>
      <text:p text:style-name="P15"><text:s text:c="16"/>printf("\nCan accomodate %d more files in this directory structure.\n", (50 - file_count));</text:p>
      <text:p text:style-name="P15"><text:s text:c="12"/>}</text:p>
      <text:p text:style-name="P15"><text:s text:c="12"/>break;</text:p>
      <text:p text:style-name="P15"/>
      <text:p text:style-name="P15"><text:s text:c="8"/>case 2:</text:p>
      <text:p text:style-name="P15"><text:s text:c="12"/>displayFiles(root, file_count);</text:p>
      <text:p text:style-name="P15"><text:s text:c="12"/>break;</text:p>
      <text:p text:style-name="P15"><text:soft-page-break/></text:p>
      <text:p text:style-name="P15"><text:s text:c="8"/>case 0:</text:p>
      <text:p text:style-name="P15"><text:s text:c="12"/>printf("\n\t\tThank You!\n");</text:p>
      <text:p text:style-name="P15"><text:s text:c="12"/>break;</text:p>
      <text:p text:style-name="P15"><text:s text:c="12"/></text:p>
      <text:p text:style-name="P15"><text:s text:c="8"/>default:</text:p>
      <text:p text:style-name="P15"><text:s text:c="12"/>printf("\n\tInvalid Option.\n");</text:p>
      <text:p text:style-name="P15"><text:s text:c="12"/>break;</text:p>
      <text:p text:style-name="P15"><text:s text:c="8"/>}</text:p>
      <text:p text:style-name="P15"><text:s text:c="4"/>}</text:p>
      <text:p text:style-name="P15"/>
      <text:p text:style-name="P15"><text:s text:c="4"/>return 0;</text:p>
      <text:p text:style-name="P15">}</text:p>
      <text:p text:style-name="P15"/>
      <text:p text:style-name="P15">file *newFile(char name[], int addr)</text:p>
      <text:p text:style-name="P15">{</text:p>
      <text:p text:style-name="P15"><text:s text:c="4"/>file *new_file = (file *)malloc(sizeof(file));</text:p>
      <text:p text:style-name="P15"><text:s text:c="4"/>strcpy(new_file-&gt;name, name);</text:p>
      <text:p text:style-name="P15"><text:s text:c="4"/>new_file-&gt;start_addr = addr;</text:p>
      <text:p text:style-name="P15"/>
      <text:p text:style-name="P15"><text:s text:c="4"/>return new_file;</text:p>
      <text:p text:style-name="P15">}</text:p>
      <text:p text:style-name="P15"/>
      <text:p text:style-name="P15">int searchFile(file *root[], char name[], int file_count)</text:p>
      <text:p text:style-name="P15">{</text:p>
      <text:p text:style-name="P15"><text:s text:c="4"/>int flag = 0, i = 0;</text:p>
      <text:p text:style-name="P15"/>
      <text:p text:style-name="P15"><text:s text:c="4"/>for (i = 0; i &lt; file_count; i++)</text:p>
      <text:p text:style-name="P15"><text:s text:c="4"/>{</text:p>
      <text:p text:style-name="P15"><text:s text:c="8"/>if (root[i] != NULL)</text:p>
      <text:p text:style-name="P15"><text:s text:c="8"/>{</text:p>
      <text:p text:style-name="P15"><text:s text:c="12"/>if (strcmp(root[i]-&gt;name, name) == 0)</text:p>
      <text:p text:style-name="P15"><text:s text:c="12"/>{</text:p>
      <text:p text:style-name="P15"><text:s text:c="16"/>flag = 1;</text:p>
      <text:p text:style-name="P15"><text:s text:c="16"/>break;</text:p>
      <text:p text:style-name="P15"><text:s text:c="12"/>}</text:p>
      <text:p text:style-name="P15"><text:s text:c="8"/>}</text:p>
      <text:p text:style-name="P15"><text:s text:c="4"/>}</text:p>
      <text:p text:style-name="P15"/>
      <text:p text:style-name="P15"><text:s text:c="4"/>return flag;</text:p>
      <text:p text:style-name="P15">}</text:p>
      <text:p text:style-name="P15"/>
      <text:p text:style-name="P15">int insertFile(file *root[], int file_count)</text:p>
      <text:p text:style-name="P15">{</text:p>
      <text:p text:style-name="P15"><text:s text:c="4"/>char name[50];</text:p>
      <text:p text:style-name="P15"><text:s text:c="4"/>int flag = 0, addr = 0;</text:p>
      <text:p text:style-name="P15"/>
      <text:p text:style-name="P15"><text:s text:c="4"/>printf("\nEnter the File Name: ");</text:p>
      <text:p text:style-name="P15"><text:s text:c="4"/>scanf("%s", name);</text:p>
      <text:p text:style-name="P15"><text:s text:c="4"/>printf("\nEnter the Starting Address of File %s: ", name);</text:p>
      <text:p text:style-name="P15"><text:s text:c="4"/>scanf("%d", &amp;addr);</text:p>
      <text:p text:style-name="P15"/>
      <text:p text:style-name="P15"><text:soft-page-break/><text:s text:c="4"/>if (searchFile(root, name, file_count) == 1)</text:p>
      <text:p text:style-name="P15"><text:s text:c="4"/>{</text:p>
      <text:p text:style-name="P15"><text:s text:c="8"/>printf("\nFile %s already exists!\n", name);</text:p>
      <text:p text:style-name="P15"><text:s text:c="8"/>flag = 0;</text:p>
      <text:p text:style-name="P15"><text:s text:c="4"/>}</text:p>
      <text:p text:style-name="P15"/>
      <text:p text:style-name="P15"><text:s text:c="4"/>else</text:p>
      <text:p text:style-name="P15"><text:s text:c="4"/>{</text:p>
      <text:p text:style-name="P15"><text:s text:c="8"/>root[file_count] = newFile(name, addr);</text:p>
      <text:p text:style-name="P15"><text:s text:c="8"/>printf("\nCreated File %s.\n", name);</text:p>
      <text:p text:style-name="P15"><text:s text:c="8"/>flag = 1;</text:p>
      <text:p text:style-name="P15"><text:s text:c="4"/>}</text:p>
      <text:p text:style-name="P15"/>
      <text:p text:style-name="P15"><text:s text:c="4"/>return flag;</text:p>
      <text:p text:style-name="P15">}</text:p>
      <text:p text:style-name="P15"/>
      <text:p text:style-name="P15">void displayFiles(file *root[], int file_count)</text:p>
      <text:p text:style-name="P15">{</text:p>
      <text:p text:style-name="P15"><text:s text:c="4"/>printf("\nContents of Root Directory: \n");</text:p>
      <text:p text:style-name="P15"/>
      <text:p text:style-name="P15"><text:s text:c="4"/>if (file_count == 0)</text:p>
      <text:p text:style-name="P15"><text:s text:c="4"/>{</text:p>
      <text:p text:style-name="P15"><text:s text:c="8"/>printf("\nRoot directory is empty.\n");</text:p>
      <text:p text:style-name="P15"><text:s text:c="4"/>}</text:p>
      <text:p text:style-name="P15"/>
      <text:p text:style-name="P15"><text:s text:c="4"/>else</text:p>
      <text:p text:style-name="P15"><text:s text:c="4"/>{</text:p>
      <text:p text:style-name="P15"><text:s text:c="8"/>int i = 0;</text:p>
      <text:p text:style-name="P15"/>
      <text:p text:style-name="P15"><text:s text:c="8"/>printf("\n-------------------------------------------------");</text:p>
      <text:p text:style-name="P15"><text:s text:c="8"/>printf("\n|\tFile\t|\tStarting Address\t|");</text:p>
      <text:p text:style-name="P15"><text:s text:c="8"/>printf("\n-------------------------------------------------\n");</text:p>
      <text:p text:style-name="P15"/>
      <text:p text:style-name="P15"><text:s text:c="8"/>for (i = 0; i &lt; file_count; i++)</text:p>
      <text:p text:style-name="P15"><text:s text:c="8"/>{</text:p>
      <text:p text:style-name="P15"><text:s text:c="12"/>if (root[i] != NULL)</text:p>
      <text:p text:style-name="P15"><text:s text:c="12"/>{</text:p>
      <text:p text:style-name="P15"><text:s text:c="16"/>printf("|\t%s\t|\t\t%d\t\t|\n", root[i]-&gt;name, root[i]-&gt;start_addr);</text:p>
      <text:p text:style-name="P15"><text:s text:c="12"/>}</text:p>
      <text:p text:style-name="P15"><text:s text:c="8"/>}</text:p>
      <text:p text:style-name="P15"><text:s text:c="8"/>printf("-------------------------------------------------\n");</text:p>
      <text:p text:style-name="P15"><text:s text:c="4"/>}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/>
      <text:p text:style-name="P5"><text:soft-page-break/>OUTPUT – <text:span text:style-name="T7">SINGLE LEVEL DIRECTORY:</text:span></text:p>
      <text:p text:style-name="P11"/>
      <text:p text:style-name="P11">(base) vishakan@Legion:~/Desktop/Operating-Systems/Ex 12 File Organization Techniques$ gcc SingleLevel.c -o s</text:p>
      <text:p text:style-name="P11">(base) vishakan@Legion:~/Desktop/Operating-Systems/Ex 12 File Organization Techniques$ ./s</text:p>
      <text:p text:style-name="P11"/>
      <text:p text:style-name="P11"><text:s text:c="24"/>Single Level Directory Structure</text:p>
      <text:p text:style-name="P11"/>
      <text:p text:style-name="P11"><text:s text:c="16"/>Main Menu</text:p>
      <text:p text:style-name="P11"><text:s text:c="8"/>1. Insert a New File</text:p>
      <text:p text:style-name="P11"><text:s text:c="8"/>2. Display Existing Files</text:p>
      <text:p text:style-name="P11"><text:s text:c="8"/>0. Exit the Program</text:p>
      <text:p text:style-name="P11"><text:s text:c="8"/>Your choice -&gt; 1</text:p>
      <text:p text:style-name="P11"/>
      <text:p text:style-name="P11">Enter the File Name: OS</text:p>
      <text:p text:style-name="P11"/>
      <text:p text:style-name="P11">Enter the Starting Address of File OS: 1344</text:p>
      <text:p text:style-name="P11"/>
      <text:p text:style-name="P11">Created File OS.</text:p>
      <text:p text:style-name="P11"/>
      <text:p text:style-name="P11">Can accomodate 49 more files in this directory structure.</text:p>
      <text:p text:style-name="P11"/>
      <text:p text:style-name="P11"><text:s text:c="16"/>Main Menu</text:p>
      <text:p text:style-name="P11"><text:s text:c="8"/>1. Insert a New File</text:p>
      <text:p text:style-name="P11"><text:s text:c="8"/>2. Display Existing Files</text:p>
      <text:p text:style-name="P11"><text:s text:c="8"/>0. Exit the Program</text:p>
      <text:p text:style-name="P11"><text:s text:c="8"/>Your choice -&gt; 1</text:p>
      <text:p text:style-name="P11"/>
      <text:p text:style-name="P11">Enter the File Name: DBMS</text:p>
      <text:p text:style-name="P11"/>
      <text:p text:style-name="P11">Enter the Starting Address of File DBMS: 1750</text:p>
      <text:p text:style-name="P11"/>
      <text:p text:style-name="P11">Created File DBMS.</text:p>
      <text:p text:style-name="P11"/>
      <text:p text:style-name="P11">Can accomodate 48 more files in this directory structure.</text:p>
      <text:p text:style-name="P11"/>
      <text:p text:style-name="P11"><text:s text:c="16"/>Main Menu</text:p>
      <text:p text:style-name="P11"><text:s text:c="8"/>1. Insert a New File</text:p>
      <text:p text:style-name="P11"><text:s text:c="8"/>2. Display Existing Files</text:p>
      <text:p text:style-name="P11"><text:s text:c="8"/>0. Exit the Program</text:p>
      <text:p text:style-name="P11"><text:s text:c="8"/>Your choice -&gt; 1</text:p>
      <text:p text:style-name="P11"/>
      <text:p text:style-name="P11">Enter the File Name: DAA <text:s text:c="2"/></text:p>
      <text:p text:style-name="P11"/>
      <text:p text:style-name="P11">Enter the Starting Address of File DAA: 2190</text:p>
      <text:p text:style-name="P11"/>
      <text:p text:style-name="P11">Created File DAA.</text:p>
      <text:p text:style-name="P11"/>
      <text:p text:style-name="P11">Can accomodate 47 more files in this directory structure.</text:p>
      <text:p text:style-name="P11"/>
      <text:p text:style-name="P11"/>
      <text:p text:style-name="P11"/>
      <text:p text:style-name="P11"><text:soft-page-break/><text:s text:c="16"/>Main Menu</text:p>
      <text:p text:style-name="P11"><text:s text:c="8"/>1. Insert a New File</text:p>
      <text:p text:style-name="P11"><text:s text:c="8"/>2. Display Existing Files</text:p>
      <text:p text:style-name="P11"><text:s text:c="8"/>0. Exit the Program</text:p>
      <text:p text:style-name="P11"><text:s text:c="8"/>Your choice -&gt; 2</text:p>
      <text:p text:style-name="P11"/>
      <text:p text:style-name="P11">Contents of Root Directory: </text:p>
      <text:p text:style-name="P11"/>
      <text:p text:style-name="P11">-------------------------------------------------</text:p>
      <text:p text:style-name="P11">| <text:s text:c="6"/>File <text:s text:c="3"/>| <text:s text:c="6"/>Starting Address <text:s text:c="7"/>|</text:p>
      <text:p text:style-name="P11">-------------------------------------------------</text:p>
      <text:p text:style-name="P11">| <text:s text:c="6"/>OS <text:s text:c="5"/>| <text:s text:c="14"/>1344 <text:s text:c="11"/>|</text:p>
      <text:p text:style-name="P11">| <text:s text:c="6"/>DBMS <text:s text:c="3"/>| <text:s text:c="14"/>1750 <text:s text:c="11"/>|</text:p>
      <text:p text:style-name="P11">| <text:s text:c="6"/>DAA <text:s text:c="4"/>| <text:s text:c="14"/>2190 <text:s text:c="11"/>|</text:p>
      <text:p text:style-name="P11">-------------------------------------------------</text:p>
      <text:p text:style-name="P11"/>
      <text:p text:style-name="P11"><text:s text:c="16"/>Main Menu</text:p>
      <text:p text:style-name="P11"><text:s text:c="8"/>1. Insert a New File</text:p>
      <text:p text:style-name="P11"><text:s text:c="8"/>2. Display Existing Files</text:p>
      <text:p text:style-name="P11"><text:s text:c="8"/>0. Exit the Program</text:p>
      <text:p text:style-name="P11"><text:s text:c="8"/>Your choice -&gt; 0</text:p>
      <text:p text:style-name="P11"/>
      <text:p text:style-name="P11"><text:s text:c="16"/>Thank You!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S<text:span text:style-name="T3">OURCE CODE</text:span> – <text:span text:style-name="T6">TWO LEVEL DIRECTORY:</text:span></text:p>
      <text:p text:style-name="P6"/>
      <text:p text:style-name="P8">#include &lt;stdio.h&gt;</text:p>
      <text:p text:style-name="P8">#include &lt;stdlib.h&gt;</text:p>
      <text:p text:style-name="P8">#include &lt;string.h&gt;</text:p>
      <text:p text:style-name="P8"/>
      <text:p text:style-name="P8">typedef struct</text:p>
      <text:p text:style-name="P8">{ //file structure</text:p>
      <text:p text:style-name="P8"><text:s text:c="4"/>char name[50];</text:p>
      <text:p text:style-name="P8">} file;</text:p>
      <text:p text:style-name="P8"/>
      <text:p text:style-name="P8">typedef struct</text:p>
      <text:p text:style-name="P8">{ //directory structure with capacity of 5 files</text:p>
      <text:p text:style-name="P8"><text:s text:c="4"/>char name[50];</text:p>
      <text:p text:style-name="P8"><text:s text:c="4"/>int capacity;</text:p>
      <text:p text:style-name="P8"><text:s text:c="4"/>file *list[5];</text:p>
      <text:p text:style-name="P8">} directory;</text:p>
      <text:p text:style-name="P8"/>
      <text:p text:style-name="P8">typedef struct</text:p>
      <text:p text:style-name="P8">{ <text:s text:c="2"/>//general structure to represent file/directory</text:p>
      <text:p text:style-name="P8"><text:s text:c="4"/>int type; <text:s text:c="2"/>//type -&gt; 0 for FILE, type -&gt; 1 for DIRECTORY</text:p>
      <text:p text:style-name="P8"><text:s text:c="4"/>void *pointer;</text:p>
      <text:p text:style-name="P8">} unit;</text:p>
      <text:p text:style-name="P8"/>
      <text:p text:style-name="P8">unit root[50]; <text:s/>//array to hold 50 units of files/directories</text:p>
      <text:p text:style-name="P8">int count = 0;</text:p>
      <text:p text:style-name="P8"/>
      <text:p text:style-name="P8">file *newFile(char name[]);</text:p>
      <text:p text:style-name="P8">directory *newDirectory(char name[]);</text:p>
      <text:p text:style-name="P8">int searchFile(char name[]);</text:p>
      <text:p text:style-name="P8">directory *searchDirectory(char name[]);</text:p>
      <text:p text:style-name="P8">void insertUnit(char name[], int type);</text:p>
      <text:p text:style-name="P8">void insertFiletoDir(directory *dir, char name[]);</text:p>
      <text:p text:style-name="P8">void displayContents(unit root[]);</text:p>
      <text:p text:style-name="P8"/>
      <text:p text:style-name="P8">int main(void)</text:p>
      <text:p text:style-name="P8">{</text:p>
      <text:p text:style-name="P8"><text:s text:c="4"/>int opt = 1, type = 0;</text:p>
      <text:p text:style-name="P8"><text:s text:c="4"/>char name[50], dir_name[50];</text:p>
      <text:p text:style-name="P8"/>
      <text:p text:style-name="P8"><text:s text:c="4"/>printf("\n\t\t\tTwo Level Directory Structure\n");</text:p>
      <text:p text:style-name="P8"><text:s text:c="4"/>while (opt != 0)</text:p>
      <text:p text:style-name="P8"><text:s text:c="4"/>{</text:p>
      <text:p text:style-name="P8"><text:s text:c="8"/>printf("\n\t\tMain Menu\n\t1. Create a New File\n\t2. Create a New Directory\n\t3. Display Existing Files\n\t0. Exit the Program\n\tYour choice -&gt; ");</text:p>
      <text:p text:style-name="P8"><text:s text:c="8"/>scanf("%d", &amp;opt);</text:p>
      <text:p text:style-name="P8"><text:s text:c="8"/>switch (opt)</text:p>
      <text:p text:style-name="P8"><text:s text:c="8"/>{</text:p>
      <text:p text:style-name="P8"><text:s text:c="8"/>case 1:</text:p>
      <text:p text:style-name="P8"><text:s text:c="12"/>printf("\nEnter \"root\" to create a file in the root directory.\nEnter \"root/directory\" to create a file in the sub-directory.");</text:p>
      <text:p text:style-name="P8"><text:soft-page-break/><text:s text:c="12"/>printf("\nEnter the Directory Name: ");</text:p>
      <text:p text:style-name="P8"><text:s text:c="12"/>scanf("%s", dir_name);</text:p>
      <text:p text:style-name="P8"><text:s text:c="12"/>printf("\nEnter the File Name: ");</text:p>
      <text:p text:style-name="P8"><text:s text:c="12"/>scanf("%s", name);</text:p>
      <text:p text:style-name="P8"><text:s text:c="12"/>if (strcmp(dir_name, "root") != 0)</text:p>
      <text:p text:style-name="P8"><text:s text:c="12"/>{ <text:s text:c="2"/>//if user enters a sub-directory</text:p>
      <text:p text:style-name="P8"><text:s text:c="16"/>char *sub_dir = strtok(dir_name, "/"); <text:s/>//split to find sub-dir from input</text:p>
      <text:p text:style-name="P8"><text:s text:c="16"/>sub_dir = strtok(NULL, "/");</text:p>
      <text:p text:style-name="P8"><text:s text:c="16"/>directory *dir = searchDirectory(sub_dir);</text:p>
      <text:p text:style-name="P8"><text:s text:c="16"/>if (dir != NULL)</text:p>
      <text:p text:style-name="P8"><text:s text:c="16"/>{ <text:s text:c="2"/>//inserting file to the sub-directory</text:p>
      <text:p text:style-name="P8"><text:s text:c="20"/>insertFiletoDir(dir, name);</text:p>
      <text:p text:style-name="P8"><text:s text:c="16"/>}</text:p>
      <text:p text:style-name="P8"><text:s text:c="16"/>else</text:p>
      <text:p text:style-name="P8"><text:s text:c="16"/>{ <text:s text:c="2"/>//invalid sub-directory entered by user</text:p>
      <text:p text:style-name="P8"><text:s text:c="20"/>printf("\nDirectory %s does not exist.", dir_name);</text:p>
      <text:p text:style-name="P8"><text:s text:c="16"/>}</text:p>
      <text:p text:style-name="P8"><text:s text:c="12"/>}</text:p>
      <text:p text:style-name="P8"/>
      <text:p text:style-name="P8"><text:s text:c="12"/>else if (strcmp(dir_name, "root") == 0)</text:p>
      <text:p text:style-name="P8"><text:s text:c="12"/>{ <text:s text:c="2"/>//if user enters root as directory</text:p>
      <text:p text:style-name="P8"><text:s text:c="16"/>insertUnit(name, 0); <text:s text:c="3"/>//file</text:p>
      <text:p text:style-name="P8"><text:s text:c="12"/>}</text:p>
      <text:p text:style-name="P8"/>
      <text:p text:style-name="P8"><text:s text:c="12"/>printf("\nCan accomodate %d more files in this directory structure.\n", (50 - count));</text:p>
      <text:p text:style-name="P8"><text:s text:c="12"/>break;</text:p>
      <text:p text:style-name="P8"/>
      <text:p text:style-name="P8"><text:s text:c="8"/>case 2:</text:p>
      <text:p text:style-name="P8"><text:s text:c="12"/>printf("\nEnter the Directory Name: ");</text:p>
      <text:p text:style-name="P8"><text:s text:c="12"/>scanf("%s", dir_name);</text:p>
      <text:p text:style-name="P8"><text:s text:c="12"/>insertUnit(dir_name, 1); <text:s text:c="3"/>//directory</text:p>
      <text:p text:style-name="P8"><text:s text:c="12"/>break;</text:p>
      <text:p text:style-name="P8"/>
      <text:p text:style-name="P8"><text:s text:c="8"/>case 3:</text:p>
      <text:p text:style-name="P8"><text:s text:c="12"/>displayContents(root);</text:p>
      <text:p text:style-name="P8"><text:s text:c="12"/>break;</text:p>
      <text:p text:style-name="P8"/>
      <text:p text:style-name="P8"><text:s text:c="8"/>case 0:</text:p>
      <text:p text:style-name="P8"><text:s text:c="12"/>printf("\n\t\tThank You!\n");</text:p>
      <text:p text:style-name="P8"><text:s text:c="12"/>break;</text:p>
      <text:p text:style-name="P8"/>
      <text:p text:style-name="P8"><text:s text:c="8"/>default:</text:p>
      <text:p text:style-name="P8"><text:s text:c="12"/>printf("\n\tInvalid Option.\n");</text:p>
      <text:p text:style-name="P8"><text:s text:c="12"/>break;</text:p>
      <text:p text:style-name="P8"><text:s text:c="8"/>}</text:p>
      <text:p text:style-name="P8"><text:s text:c="4"/>}</text:p>
      <text:p text:style-name="P8"/>
      <text:p text:style-name="P8"><text:s text:c="4"/>return 0;</text:p>
      <text:p text:style-name="P8">}</text:p>
      <text:p text:style-name="P8"/>
      <text:p text:style-name="P8"/>
      <text:p text:style-name="P8"/>
      <text:p text:style-name="P8"><text:soft-page-break/>file *newFile(char name[])</text:p>
      <text:p text:style-name="P8">{ <text:s text:c="2"/>//making a new file structure</text:p>
      <text:p text:style-name="P8"><text:s text:c="4"/>file *new_file = (file *)malloc(sizeof(file));</text:p>
      <text:p text:style-name="P8"><text:s text:c="4"/>strcpy(new_file-&gt;name, name);</text:p>
      <text:p text:style-name="P8"/>
      <text:p text:style-name="P8"><text:s text:c="4"/>return new_file;</text:p>
      <text:p text:style-name="P8">}</text:p>
      <text:p text:style-name="P8"/>
      <text:p text:style-name="P8">directory *newDirectory(char name[])</text:p>
      <text:p text:style-name="P8">{ <text:s text:c="2"/>//making a new directory structure</text:p>
      <text:p text:style-name="P8"><text:s text:c="4"/>int i = 0;</text:p>
      <text:p text:style-name="P8"/>
      <text:p text:style-name="P8"><text:s text:c="4"/>directory *new_dir = (directory *)malloc(sizeof(directory));</text:p>
      <text:p text:style-name="P8"><text:s text:c="4"/>strcpy(new_dir-&gt;name, name);</text:p>
      <text:p text:style-name="P8"><text:s text:c="4"/>new_dir-&gt;capacity = 0;</text:p>
      <text:p text:style-name="P8"/>
      <text:p text:style-name="P8"><text:s text:c="4"/>for (i = 0; i &lt; 5; i++)</text:p>
      <text:p text:style-name="P8"><text:s text:c="4"/>{ <text:s text:c="2"/>//initialise</text:p>
      <text:p text:style-name="P8"><text:s text:c="8"/>new_dir-&gt;list[i] = NULL;</text:p>
      <text:p text:style-name="P8"><text:s text:c="4"/>}</text:p>
      <text:p text:style-name="P8"/>
      <text:p text:style-name="P8"><text:s text:c="4"/>return new_dir;</text:p>
      <text:p text:style-name="P8">}</text:p>
      <text:p text:style-name="P8"/>
      <text:p text:style-name="P8">int searchFile(char name[])</text:p>
      <text:p text:style-name="P8">{ <text:s text:c="2"/>//searching a file under root directory</text:p>
      <text:p text:style-name="P8"><text:s text:c="4"/>int flag = 0, i = 0;</text:p>
      <text:p text:style-name="P8"/>
      <text:p text:style-name="P8"><text:s text:c="4"/>for (i = 0; i &lt; count; i++)</text:p>
      <text:p text:style-name="P8"><text:s text:c="4"/>{</text:p>
      <text:p text:style-name="P8"><text:s text:c="8"/>if (root[i].pointer != NULL)</text:p>
      <text:p text:style-name="P8"><text:s text:c="8"/>{</text:p>
      <text:p text:style-name="P8"><text:s text:c="12"/>if (strcmp(((file *)(root[i].pointer))-&gt;name, name) == 0)</text:p>
      <text:p text:style-name="P8"><text:s text:c="12"/>{</text:p>
      <text:p text:style-name="P8"><text:s text:c="16"/>flag = 1;</text:p>
      <text:p text:style-name="P8"><text:s text:c="16"/>break;</text:p>
      <text:p text:style-name="P8"><text:s text:c="12"/>}</text:p>
      <text:p text:style-name="P8"><text:s text:c="8"/>}</text:p>
      <text:p text:style-name="P8"><text:s text:c="4"/>}</text:p>
      <text:p text:style-name="P8"/>
      <text:p text:style-name="P8"><text:s text:c="4"/>return flag;</text:p>
      <text:p text:style-name="P8">}</text:p>
      <text:p text:style-name="P8"/>
      <text:p text:style-name="P8">directory *searchDirectory(char name[])</text:p>
      <text:p text:style-name="P8">{ <text:s text:c="2"/>//searching for a directory under root directory</text:p>
      <text:p text:style-name="P8"><text:s text:c="4"/>directory *flag_dir = NULL;</text:p>
      <text:p text:style-name="P8"><text:s text:c="4"/>int i = 0;</text:p>
      <text:p text:style-name="P8"/>
      <text:p text:style-name="P8"><text:s text:c="4"/>for (i = 0; i &lt; count; i++)</text:p>
      <text:p text:style-name="P8"><text:s text:c="4"/>{</text:p>
      <text:p text:style-name="P8"><text:s text:c="8"/>if (root[i].pointer != NULL)</text:p>
      <text:p text:style-name="P8"><text:s text:c="8"/>{</text:p>
      <text:p text:style-name="P8"><text:soft-page-break/><text:s text:c="12"/>if (strcmp(((directory *)(root[i].pointer))-&gt;name, name) == 0)</text:p>
      <text:p text:style-name="P8"><text:s text:c="12"/>{</text:p>
      <text:p text:style-name="P8"><text:s text:c="16"/>flag_dir = ((directory *)(root[i].pointer));</text:p>
      <text:p text:style-name="P8"><text:s text:c="16"/>break;</text:p>
      <text:p text:style-name="P8"><text:s text:c="12"/>}</text:p>
      <text:p text:style-name="P8"><text:s text:c="8"/>}</text:p>
      <text:p text:style-name="P8"><text:s text:c="4"/>}</text:p>
      <text:p text:style-name="P8"/>
      <text:p text:style-name="P8"><text:s text:c="4"/>return flag_dir; <text:s text:c="3"/>//pointer to desired directory</text:p>
      <text:p text:style-name="P8">}</text:p>
      <text:p text:style-name="P8"/>
      <text:p text:style-name="P8">void insertUnit(char name[], int type)</text:p>
      <text:p text:style-name="P8">{ <text:s text:c="2"/>//inserting a new file or directory under root</text:p>
      <text:p text:style-name="P8"><text:s text:c="4"/>if (count &gt;= 50)</text:p>
      <text:p text:style-name="P8"><text:s text:c="4"/>{ <text:s text:c="2"/>//capacity reached</text:p>
      <text:p text:style-name="P8"><text:s text:c="8"/>printf("\nReached maximum capacity.\n");</text:p>
      <text:p text:style-name="P8"><text:s text:c="8"/>return;</text:p>
      <text:p text:style-name="P8"><text:s text:c="4"/>}</text:p>
      <text:p text:style-name="P8"/>
      <text:p text:style-name="P8"><text:s text:c="4"/>if (type == 0 &amp;&amp; searchFile(name) == 1)</text:p>
      <text:p text:style-name="P8"><text:s text:c="4"/>{ <text:s text:c="2"/>//if file and it already exists</text:p>
      <text:p text:style-name="P8"><text:s text:c="8"/>printf("\nFile %s already exists!\n", name);</text:p>
      <text:p text:style-name="P8"><text:s text:c="8"/>return;</text:p>
      <text:p text:style-name="P8"><text:s text:c="4"/>}</text:p>
      <text:p text:style-name="P8"/>
      <text:p text:style-name="P8"><text:s text:c="4"/>if (type == 1 &amp;&amp; searchDirectory(name) != NULL)</text:p>
      <text:p text:style-name="P8"><text:s text:c="4"/>{ <text:s text:c="2"/>//if directory and it already exists</text:p>
      <text:p text:style-name="P8"><text:s text:c="8"/>printf("\nDirectory %s already exists!\n", name);</text:p>
      <text:p text:style-name="P8"><text:s text:c="8"/>return;</text:p>
      <text:p text:style-name="P8"><text:s text:c="4"/>}</text:p>
      <text:p text:style-name="P8"/>
      <text:p text:style-name="P8"><text:s text:c="4"/>if (type == 1 &amp;&amp; searchFile(name) == 1)</text:p>
      <text:p text:style-name="P8"><text:s text:c="4"/>{ <text:s text:c="2"/>//if directory and already a file with the same name exists</text:p>
      <text:p text:style-name="P8"><text:s text:c="8"/>printf("\nFile named %s already exists!\n", name);</text:p>
      <text:p text:style-name="P8"><text:s text:c="8"/>return;</text:p>
      <text:p text:style-name="P8"><text:s text:c="4"/>}</text:p>
      <text:p text:style-name="P8"/>
      <text:p text:style-name="P8"><text:s text:c="4"/>if (type == 0)</text:p>
      <text:p text:style-name="P8"><text:s text:c="4"/>{ <text:s text:c="2"/>//creating the file</text:p>
      <text:p text:style-name="P8"><text:s text:c="8"/>root[count].pointer = newFile(name);</text:p>
      <text:p text:style-name="P8"><text:s text:c="8"/>printf("\nCreated File %s.\n", name);</text:p>
      <text:p text:style-name="P8"><text:s text:c="4"/>}</text:p>
      <text:p text:style-name="P8"><text:s text:c="4"/>else</text:p>
      <text:p text:style-name="P8"><text:s text:c="4"/>{ <text:s text:c="2"/>//creating the directory</text:p>
      <text:p text:style-name="P8"><text:s text:c="8"/>root[count].pointer = newDirectory(name);</text:p>
      <text:p text:style-name="P8"><text:s text:c="8"/>printf("\nCreated Directory %s.\n", name);</text:p>
      <text:p text:style-name="P8"><text:s text:c="4"/>}</text:p>
      <text:p text:style-name="P8"/>
      <text:p text:style-name="P8"><text:s text:c="4"/>root[count].type = type;</text:p>
      <text:p text:style-name="P8"><text:s text:c="4"/>count++;</text:p>
      <text:p text:style-name="P8">}</text:p>
      <text:p text:style-name="P8"/>
      <text:p text:style-name="P8"><text:soft-page-break/>void insertFiletoDir(directory *dir, char name[])</text:p>
      <text:p text:style-name="P8">{ <text:s text:c="2"/>//inserting the file to directory</text:p>
      <text:p text:style-name="P8"><text:s text:c="4"/>int i, pos;</text:p>
      <text:p text:style-name="P8"><text:s text:c="4"/>if (dir-&gt;capacity &gt;= 5)</text:p>
      <text:p text:style-name="P8"><text:s text:c="4"/>{</text:p>
      <text:p text:style-name="P8"><text:s text:c="8"/>printf("\nDirectory is Full!\n");</text:p>
      <text:p text:style-name="P8"><text:s text:c="4"/>}</text:p>
      <text:p text:style-name="P8"><text:s text:c="4"/>else</text:p>
      <text:p text:style-name="P8"><text:s text:c="4"/>{</text:p>
      <text:p text:style-name="P8"><text:s text:c="8"/>for (i = 0; i &lt; 5; i++)</text:p>
      <text:p text:style-name="P8"><text:s text:c="8"/>{</text:p>
      <text:p text:style-name="P8"><text:s text:c="12"/>if (dir-&gt;list[i] != NULL)</text:p>
      <text:p text:style-name="P8"><text:s text:c="12"/>{ <text:s text:c="2"/>//moving through existing files</text:p>
      <text:p text:style-name="P8"><text:s text:c="16"/>if (strcmp(dir-&gt;list[i]-&gt;name, name) == 0)</text:p>
      <text:p text:style-name="P8"><text:s text:c="16"/>{ <text:s text:c="2"/>//if file already exists</text:p>
      <text:p text:style-name="P8"><text:s text:c="20"/>printf("\nFile %s already exists!\n", name);</text:p>
      <text:p text:style-name="P8"><text:s text:c="20"/>return;</text:p>
      <text:p text:style-name="P8"><text:s text:c="16"/>}</text:p>
      <text:p text:style-name="P8"><text:s text:c="12"/>}</text:p>
      <text:p text:style-name="P8"><text:s text:c="12"/>else</text:p>
      <text:p text:style-name="P8"><text:s text:c="12"/>{ <text:s text:c="2"/>//found the position, breaking</text:p>
      <text:p text:style-name="P8"><text:s text:c="16"/>pos = i;</text:p>
      <text:p text:style-name="P8"><text:s text:c="16"/>break;</text:p>
      <text:p text:style-name="P8"><text:s text:c="12"/>}</text:p>
      <text:p text:style-name="P8"><text:s text:c="8"/>}</text:p>
      <text:p text:style-name="P8"><text:s text:c="8"/>dir-&gt;list[pos] = newFile(name); <text:s text:c="4"/>//inserting</text:p>
      <text:p text:style-name="P8"><text:s text:c="8"/>dir-&gt;capacity += 1;</text:p>
      <text:p text:style-name="P8"><text:s text:c="8"/>printf("\nCreated File %s in Directory %s.\n", name, dir-&gt;name);</text:p>
      <text:p text:style-name="P8"><text:s text:c="4"/>}</text:p>
      <text:p text:style-name="P8">}</text:p>
      <text:p text:style-name="P8"/>
      <text:p text:style-name="P8">void displayContents(unit root[])</text:p>
      <text:p text:style-name="P8">{ <text:s text:c="2"/>//display the entire contents under root directory</text:p>
      <text:p text:style-name="P8"><text:s text:c="4"/>printf("\nContents of Root Directory:\n");</text:p>
      <text:p text:style-name="P8"><text:s text:c="4"/>if (count == 0)</text:p>
      <text:p text:style-name="P8"><text:s text:c="4"/>{ <text:s text:c="2"/>//if empty</text:p>
      <text:p text:style-name="P8"><text:s text:c="8"/>printf("\nRoot directory is empty\n");</text:p>
      <text:p text:style-name="P8"><text:s text:c="8"/>return;</text:p>
      <text:p text:style-name="P8"><text:s text:c="4"/>}</text:p>
      <text:p text:style-name="P8"><text:s text:c="4"/>else</text:p>
      <text:p text:style-name="P8"><text:s text:c="4"/>{</text:p>
      <text:p text:style-name="P8"><text:s text:c="8"/>int dir_count = 0, file_count = 0, i = 0, j = 0;</text:p>
      <text:p text:style-name="P8"><text:s text:c="8"/>printf("\nFiles:\n"); <text:s text:c="2"/>//all files under root</text:p>
      <text:p text:style-name="P8"/>
      <text:p text:style-name="P8"><text:s text:c="8"/>for (int i = 0; i &lt; count; i++)</text:p>
      <text:p text:style-name="P8"><text:s text:c="8"/>{</text:p>
      <text:p text:style-name="P8"><text:s text:c="12"/>if (root[i].pointer != NULL)</text:p>
      <text:p text:style-name="P8"><text:s text:c="12"/>{</text:p>
      <text:p text:style-name="P8"><text:s text:c="16"/>if (root[i].type == 0)</text:p>
      <text:p text:style-name="P8"><text:s text:c="16"/>{</text:p>
      <text:p text:style-name="P8"><text:s text:c="20"/>file_count++;</text:p>
      <text:p text:style-name="P8"><text:s text:c="20"/>printf("%s ", ((file *)(root[i].pointer))-&gt;name);</text:p>
      <text:p text:style-name="P8"><text:soft-page-break/><text:s text:c="16"/>}</text:p>
      <text:p text:style-name="P8"><text:s text:c="12"/>}</text:p>
      <text:p text:style-name="P8"><text:s text:c="8"/>}</text:p>
      <text:p text:style-name="P8"/>
      <text:p text:style-name="P8"><text:s text:c="8"/>if (file_count == 0)</text:p>
      <text:p text:style-name="P8"><text:s text:c="8"/>{</text:p>
      <text:p text:style-name="P8"><text:s text:c="12"/>printf("\t\t-NIL-");</text:p>
      <text:p text:style-name="P8"><text:s text:c="8"/>}</text:p>
      <text:p text:style-name="P8"/>
      <text:p text:style-name="P8"><text:s text:c="8"/>printf("\n");</text:p>
      <text:p text:style-name="P8"><text:s text:c="8"/>file_count = 0;</text:p>
      <text:p text:style-name="P8"><text:s text:c="8"/>printf("\nDirectories:\n"); <text:s text:c="4"/>//all directories under root</text:p>
      <text:p text:style-name="P8"/>
      <text:p text:style-name="P8"><text:s text:c="8"/>for (i = 0; i &lt; count; i++)</text:p>
      <text:p text:style-name="P8"><text:s text:c="8"/>{</text:p>
      <text:p text:style-name="P8"><text:s text:c="12"/>if (root[i].pointer != NULL)</text:p>
      <text:p text:style-name="P8"><text:s text:c="12"/>{</text:p>
      <text:p text:style-name="P8"><text:s text:c="16"/>if (root[i].type == 1)</text:p>
      <text:p text:style-name="P8"><text:s text:c="16"/>{</text:p>
      <text:p text:style-name="P8"><text:s text:c="20"/>dir_count++;</text:p>
      <text:p text:style-name="P8"><text:s text:c="20"/>printf("%s ", ((directory *)(root[i].pointer))-&gt;name);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if (dir_count == 0)</text:p>
      <text:p text:style-name="P8"><text:s text:c="8"/>{</text:p>
      <text:p text:style-name="P8"><text:s text:c="12"/>printf("\t\t-NIL-");</text:p>
      <text:p text:style-name="P8"><text:s text:c="8"/>}</text:p>
      <text:p text:style-name="P8"/>
      <text:p text:style-name="P8"><text:s text:c="8"/>printf("\n");</text:p>
      <text:p text:style-name="P8"><text:s text:c="8"/>dir_count = 0;</text:p>
      <text:p text:style-name="P8"/>
      <text:p text:style-name="P8"><text:s text:c="8"/>for (i = 0; i &lt; count; i++) <text:s text:c="4"/>//contents of directories under root</text:p>
      <text:p text:style-name="P8"><text:s text:c="8"/>{</text:p>
      <text:p text:style-name="P8"><text:s text:c="12"/>if (root[i].pointer != NULL)</text:p>
      <text:p text:style-name="P8"><text:s text:c="12"/>{</text:p>
      <text:p text:style-name="P8"><text:s text:c="16"/>if (root[i].type == 1)</text:p>
      <text:p text:style-name="P8"><text:s text:c="16"/>{</text:p>
      <text:p text:style-name="P8"><text:s text:c="20"/>dir_count++;</text:p>
      <text:p text:style-name="P8"><text:s text:c="20"/>printf("\nContents of Directory %s:\n", ((directory *)(root[i].pointer))-&gt;name);</text:p>
      <text:p text:style-name="P8"><text:s text:c="20"/>file_count = 0;</text:p>
      <text:p text:style-name="P8"><text:s text:c="20"/>for (j = 0; j &lt; 5; j++)</text:p>
      <text:p text:style-name="P8"><text:s text:c="20"/>{ <text:s text:c="2"/>//traversing the directory list of files</text:p>
      <text:p text:style-name="P8"><text:s text:c="24"/>if (((directory *)(root[i].pointer))-&gt;list[j] != NULL)</text:p>
      <text:p text:style-name="P8"><text:s text:c="24"/>{</text:p>
      <text:p text:style-name="P8"><text:s text:c="28"/>printf("%s ", ((directory *)(root[i].pointer))-&gt;list[j]-&gt;name);</text:p>
      <text:p text:style-name="P8"><text:s text:c="28"/>file_count++;</text:p>
      <text:p text:style-name="P8"><text:s text:c="24"/>}</text:p>
      <text:p text:style-name="P8"><text:s text:c="20"/>}</text:p>
      <text:p text:style-name="P8"><text:s text:c="20"/>if (file_count == 0)</text:p>
      <text:p text:style-name="P8"><text:s text:c="20"/>{</text:p>
      <text:p text:style-name="P8"><text:soft-page-break/><text:s text:c="24"/>printf("\t\t-NIL-");</text:p>
      <text:p text:style-name="P8"><text:s text:c="20"/>}</text:p>
      <text:p text:style-name="P8"><text:s text:c="20"/>printf("\n");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printf("\n");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OUTPUT – <text:span text:style-name="T8">TWO LEVEL DIRECTORY:</text:span></text:p>
      <text:p text:style-name="P12"/>
      <text:p text:style-name="P12">(base) vishakan@Legion:~/Desktop/Operating-Systems/Ex 12 File Organization Techniques$ gcc TwoLevel.c -o t</text:p>
      <text:p text:style-name="P12">(base) vishakan@Legion:~/Desktop/Operating-Systems/Ex 12 File Organization Techniques$ ./t</text:p>
      <text:p text:style-name="P12"/>
      <text:p text:style-name="P12"><text:s text:c="24"/>Two Level Directory Structure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2</text:p>
      <text:p text:style-name="P12"/>
      <text:p text:style-name="P12">Enter the Directory Name: OS <text:s text:c="2"/></text:p>
      <text:p text:style-name="P12"/>
      <text:p text:style-name="P12">Created Directory OS.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2</text:p>
      <text:p text:style-name="P12"/>
      <text:p text:style-name="P12">Enter the Directory Name: DBMS</text:p>
      <text:p text:style-name="P12"/>
      <text:p text:style-name="P12">Created Directory DBMS.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1</text:p>
      <text:p text:style-name="P12"/>
      <text:p text:style-name="P12">Enter "root" to create a file in the root directory.</text:p>
      <text:p text:style-name="P12">Enter "root/directory" to create a file in the sub-directory.</text:p>
      <text:p text:style-name="P12">Enter the Directory Name: root/OS</text:p>
      <text:p text:style-name="P12"/>
      <text:p text:style-name="P12">Enter the File Name: Semaphores</text:p>
      <text:p text:style-name="P12"/>
      <text:p text:style-name="P12">Created File Semaphores in Directory OS.</text:p>
      <text:p text:style-name="P12"/>
      <text:p text:style-name="P12">Can accomodate 48 more files in this directory structure.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oft-page-break/><text:s text:c="8"/>Your choice -&gt; 1</text:p>
      <text:p text:style-name="P12"/>
      <text:p text:style-name="P12">Enter "root" to create a file in the root directory.</text:p>
      <text:p text:style-name="P12">Enter "root/directory" to create a file in the sub-directory.</text:p>
      <text:p text:style-name="P12">Enter the Directory Name: root/OS</text:p>
      <text:p text:style-name="P12"/>
      <text:p text:style-name="P12">Enter the File Name: Paging</text:p>
      <text:p text:style-name="P12"/>
      <text:p text:style-name="P12">Created File Paging in Directory OS.</text:p>
      <text:p text:style-name="P12"/>
      <text:p text:style-name="P12">Can accomodate 48 more files in this directory structure.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1</text:p>
      <text:p text:style-name="P12"/>
      <text:p text:style-name="P12">Enter "root" to create a file in the root directory.</text:p>
      <text:p text:style-name="P12">Enter "root/directory" to create a file in the sub-directory.</text:p>
      <text:p text:style-name="P12">Enter the Directory Name: root</text:p>
      <text:p text:style-name="P12"/>
      <text:p text:style-name="P12">Enter the File Name: N_Queens.py</text:p>
      <text:p text:style-name="P12"/>
      <text:p text:style-name="P12">Created File N_Queens.py.</text:p>
      <text:p text:style-name="P12"/>
      <text:p text:style-name="P12">Can accomodate 47 more files in this directory structure.</text:p>
      <text:p text:style-name="P12"/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3</text:p>
      <text:p text:style-name="P12"/>
      <text:p text:style-name="P12">Contents of Root Directory:</text:p>
      <text:p text:style-name="P12"/>
      <text:p text:style-name="P12">Files:</text:p>
      <text:p text:style-name="P12">N_Queens.py </text:p>
      <text:p text:style-name="P12"/>
      <text:p text:style-name="P12">Directories:</text:p>
      <text:p text:style-name="P12">OS DBMS </text:p>
      <text:p text:style-name="P12"/>
      <text:p text:style-name="P12">Contents of Directory OS:</text:p>
      <text:p text:style-name="P12">Semaphores Paging </text:p>
      <text:p text:style-name="P12"/>
      <text:p text:style-name="P12">Contents of Directory DBMS:</text:p>
      <text:p text:style-name="P12"><text:s text:c="16"/>-NIL-</text:p>
      <text:p text:style-name="P12"/>
      <text:p text:style-name="P12"/>
      <text:p text:style-name="P12"><text:soft-page-break/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0</text:p>
      <text:p text:style-name="P12"/>
      <text:p text:style-name="P12"><text:s text:c="16"/>Thank You!</text:p>
      <text:p text:style-name="P17"/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S<text:span text:style-name="T3">OURCE CODE</text:span> – <text:span text:style-name="T8">HIERARCHICAL STRUCTURE:</text:span></text:p>
      <text:p text:style-name="P7"/>
      <text:p text:style-name="P18">#include &lt;stdio.h&gt;</text:p>
      <text:p text:style-name="P18">#include &lt;stdlib.h&gt;</text:p>
      <text:p text:style-name="P18">#include &lt;string.h&gt;</text:p>
      <text:p text:style-name="P18"/>
      <text:p text:style-name="P18">typedef struct</text:p>
      <text:p text:style-name="P18">{ <text:s text:c="2"/>//struct for file</text:p>
      <text:p text:style-name="P18"><text:s text:c="4"/>char name[50];</text:p>
      <text:p text:style-name="P18">} file;</text:p>
      <text:p text:style-name="P18"/>
      <text:p text:style-name="P18">typedef struct Dir</text:p>
      <text:p text:style-name="P18">{ <text:s text:c="2"/>//struct for tree-like directory</text:p>
      <text:p text:style-name="P18"><text:s text:c="4"/>char name[50];</text:p>
      <text:p text:style-name="P18"><text:s text:c="4"/>struct Dir *dir1, *dir2, *dir3;</text:p>
      <text:p text:style-name="P18"><text:s text:c="4"/>file *file1, *file2;</text:p>
      <text:p text:style-name="P18">} dir;</text:p>
      <text:p text:style-name="P18"/>
      <text:p text:style-name="P18">dir *root = NULL; <text:s text:c="2"/>//root directory</text:p>
      <text:p text:style-name="P18"/>
      <text:p text:style-name="P18">dir *initRoot();</text:p>
      <text:p text:style-name="P18">void insertDirectory(char path[]);</text:p>
      <text:p text:style-name="P18">void insertFile(char path[]);</text:p>
      <text:p text:style-name="P18">void displayContents(dir *root, char path[]);</text:p>
      <text:p text:style-name="P18"/>
      <text:p text:style-name="P18">int main(void)</text:p>
      <text:p text:style-name="P18">{</text:p>
      <text:p text:style-name="P18"><text:s text:c="4"/>root = initRoot();</text:p>
      <text:p text:style-name="P18"><text:s text:c="4"/>int opt = 1;</text:p>
      <text:p text:style-name="P18"><text:s text:c="4"/>char dir_name[50], name[50], path[500];</text:p>
      <text:p text:style-name="P18"/>
      <text:p text:style-name="P18"><text:s text:c="4"/>printf("\n\t\t\tTwo Level Directory Structure\n");</text:p>
      <text:p text:style-name="P18"/>
      <text:p text:style-name="P18"><text:s text:c="4"/>while (opt != 0)</text:p>
      <text:p text:style-name="P18"><text:s text:c="4"/>{</text:p>
      <text:p text:style-name="P18"><text:s text:c="8"/>printf("\n\t\tMain Menu\n\t1. Create a New File\n\t2. Create a New Directory\n\t3. Display Existing Files\n\t0. Exit the Program\n\tYour choice -&gt; ");</text:p>
      <text:p text:style-name="P18"><text:s text:c="8"/>scanf("%d", &amp;opt);</text:p>
      <text:p text:style-name="P18"><text:s text:c="8"/>switch (opt)</text:p>
      <text:p text:style-name="P18"><text:s text:c="8"/>{</text:p>
      <text:p text:style-name="P18"><text:s text:c="8"/>case 1:</text:p>
      <text:p text:style-name="P18"><text:s text:c="12"/>printf("\nEnter \"root\" to create a file in the root directory.\nEnter \"root/directory\" to create a file in the sub-directory.");</text:p>
      <text:p text:style-name="P18"><text:s text:c="12"/>printf("\n\nEnter the Path: ");</text:p>
      <text:p text:style-name="P18"><text:s text:c="12"/>scanf("%s", dir_name);</text:p>
      <text:p text:style-name="P18"><text:s text:c="12"/>insertFile(dir_name);</text:p>
      <text:p text:style-name="P18"><text:s text:c="12"/>break;</text:p>
      <text:p text:style-name="P18"/>
      <text:p text:style-name="P18"><text:s text:c="8"/>case 2:</text:p>
      <text:p text:style-name="P18"><text:s text:c="12"/>printf("\nEnter \"root\" to create a file in the root directory.\nEnter \"root/directory\" to create a file in the sub-directory.");</text:p>
      <text:p text:style-name="P18"><text:soft-page-break/><text:s text:c="12"/>printf("\n\nEnter the Path: ");</text:p>
      <text:p text:style-name="P18"><text:s text:c="12"/>scanf("%s", dir_name);</text:p>
      <text:p text:style-name="P18"><text:s text:c="12"/>insertDirectory(dir_name);</text:p>
      <text:p text:style-name="P18"><text:s text:c="12"/>break;</text:p>
      <text:p text:style-name="P18"/>
      <text:p text:style-name="P18"><text:s text:c="8"/>case 3:</text:p>
      <text:p text:style-name="P18"><text:s text:c="12"/>strcpy(path, "");</text:p>
      <text:p text:style-name="P18"><text:s text:c="12"/>printf("\nFile\t\t\t\tPath\n\n");</text:p>
      <text:p text:style-name="P18"><text:s text:c="12"/>displayContents(root, path);</text:p>
      <text:p text:style-name="P18"><text:s text:c="12"/>break;</text:p>
      <text:p text:style-name="P18"/>
      <text:p text:style-name="P18"><text:s text:c="8"/>case 0:</text:p>
      <text:p text:style-name="P18"><text:s text:c="12"/>printf("\n\t\tThank You!\n");</text:p>
      <text:p text:style-name="P18"><text:s text:c="12"/>break;</text:p>
      <text:p text:style-name="P18"/>
      <text:p text:style-name="P18"><text:s text:c="8"/>default:</text:p>
      <text:p text:style-name="P18"><text:s text:c="12"/>printf("\n\tInvalid Option.\n");</text:p>
      <text:p text:style-name="P18"><text:s text:c="12"/>break;</text:p>
      <text:p text:style-name="P18"><text:s text:c="8"/>}</text:p>
      <text:p text:style-name="P18"><text:s text:c="4"/>}</text:p>
      <text:p text:style-name="P18"><text:s text:c="4"/>return 0;</text:p>
      <text:p text:style-name="P18">}</text:p>
      <text:p text:style-name="P18"/>
      <text:p text:style-name="P18">dir *initRoot()</text:p>
      <text:p text:style-name="P18">{ <text:s text:c="2"/>//initialising root directory</text:p>
      <text:p text:style-name="P18"><text:s text:c="4"/>root = (dir *)malloc(sizeof(dir));</text:p>
      <text:p text:style-name="P18"/>
      <text:p text:style-name="P18"><text:s text:c="4"/>strcpy(root-&gt;name, "root");</text:p>
      <text:p text:style-name="P18"><text:s text:c="4"/>root-&gt;dir1 = NULL;</text:p>
      <text:p text:style-name="P18"><text:s text:c="4"/>root-&gt;dir2 = NULL;</text:p>
      <text:p text:style-name="P18"><text:s text:c="4"/>root-&gt;dir3 = NULL;</text:p>
      <text:p text:style-name="P18"><text:s text:c="4"/>root-&gt;file1 = NULL;</text:p>
      <text:p text:style-name="P18"><text:s text:c="4"/>root-&gt;file2 = NULL;</text:p>
      <text:p text:style-name="P18"/>
      <text:p text:style-name="P18"><text:s text:c="4"/>return root;</text:p>
      <text:p text:style-name="P18">}</text:p>
      <text:p text:style-name="P18"/>
      <text:p text:style-name="P18">void insertDirectory(char path[])</text:p>
      <text:p text:style-name="P18">{ <text:s text:c="2"/>//inserting a new directory to specified path</text:p>
      <text:p text:style-name="P18"><text:s text:c="4"/>dir *temp = root;</text:p>
      <text:p text:style-name="P18"><text:s text:c="4"/>char *dir_name = strtok(path, "/");</text:p>
      <text:p text:style-name="P18"><text:s text:c="4"/>dir_name = strtok(NULL, "/");</text:p>
      <text:p text:style-name="P18"/>
      <text:p text:style-name="P18"><text:s text:c="4"/>while (dir_name != NULL)</text:p>
      <text:p text:style-name="P18"><text:s text:c="4"/>{ <text:s text:c="2"/>//moving to the specified sub-directory</text:p>
      <text:p text:style-name="P18"><text:s text:c="8"/>if (temp-&gt;dir1 != NULL &amp;&amp; strcmp(dir_name, temp-&gt;dir1-&gt;name) == 0)</text:p>
      <text:p text:style-name="P18"><text:s text:c="8"/>{</text:p>
      <text:p text:style-name="P18"><text:s text:c="12"/>temp = temp-&gt;dir1;</text:p>
      <text:p text:style-name="P18"><text:s text:c="8"/>}</text:p>
      <text:p text:style-name="P18"><text:s text:c="8"/>else if (temp-&gt;dir2 != NULL &amp;&amp; strcmp(dir_name, temp-&gt;dir2-&gt;name) == 0)</text:p>
      <text:p text:style-name="P18"><text:s text:c="8"/>{</text:p>
      <text:p text:style-name="P18"><text:s text:c="12"/>temp = temp-&gt;dir2;</text:p>
      <text:p text:style-name="P18"><text:soft-page-break/><text:s text:c="8"/>}</text:p>
      <text:p text:style-name="P18"><text:s text:c="8"/>else if (temp-&gt;dir3 != NULL &amp;&amp; strcmp(dir_name, temp-&gt;dir3-&gt;name) == 0)</text:p>
      <text:p text:style-name="P18"><text:s text:c="8"/>{</text:p>
      <text:p text:style-name="P18"><text:s text:c="12"/>temp = temp-&gt;dir3;</text:p>
      <text:p text:style-name="P18"><text:s text:c="8"/>}</text:p>
      <text:p text:style-name="P18"/>
      <text:p text:style-name="P18"><text:s text:c="8"/>dir_name = strtok(NULL, "/");</text:p>
      <text:p text:style-name="P18"><text:s text:c="4"/>}</text:p>
      <text:p text:style-name="P18"/>
      <text:p text:style-name="P18"><text:s text:c="4"/>if (dir_name == NULL)</text:p>
      <text:p text:style-name="P18"><text:s text:c="4"/>{</text:p>
      <text:p text:style-name="P18"><text:s text:c="8"/>if (temp-&gt;dir1 == NULL || temp-&gt;dir2 == NULL || temp-&gt;dir3 == NULL)</text:p>
      <text:p text:style-name="P18"><text:s text:c="8"/>{ <text:s text:c="2"/>//if space exists in the specified sub-directory</text:p>
      <text:p text:style-name="P18"><text:s text:c="12"/>char dirname[50];</text:p>
      <text:p text:style-name="P18"><text:s text:c="12"/>printf("\nEnter the Directory Name: ");</text:p>
      <text:p text:style-name="P18"><text:s text:c="12"/>scanf("%s", dirname);</text:p>
      <text:p text:style-name="P18"/>
      <text:p text:style-name="P18"><text:s text:c="12"/>dir *new_dir = (dir *)malloc(sizeof(dir));</text:p>
      <text:p text:style-name="P18"><text:s text:c="12"/>new_dir-&gt;dir1 = NULL;</text:p>
      <text:p text:style-name="P18"><text:s text:c="12"/>new_dir-&gt;dir2 = NULL;</text:p>
      <text:p text:style-name="P18"><text:s text:c="12"/>new_dir-&gt;dir3 = NULL;</text:p>
      <text:p text:style-name="P18"><text:s text:c="12"/>new_dir-&gt;file1 = NULL;</text:p>
      <text:p text:style-name="P18"><text:s text:c="12"/>new_dir-&gt;file2 = NULL;</text:p>
      <text:p text:style-name="P18"><text:s text:c="12"/>strcpy(new_dir-&gt;name, dirname);</text:p>
      <text:p text:style-name="P18"><text:s text:c="12"/>//connecting it to a free pointer of the parent directory</text:p>
      <text:p text:style-name="P18"><text:s text:c="12"/>if (temp-&gt;dir1 == NULL)</text:p>
      <text:p text:style-name="P18"><text:s text:c="12"/>{</text:p>
      <text:p text:style-name="P18"><text:s text:c="16"/>temp-&gt;dir1 = new_dir;</text:p>
      <text:p text:style-name="P18"><text:s text:c="12"/>}</text:p>
      <text:p text:style-name="P18"><text:s text:c="12"/>else if (temp-&gt;dir2 == NULL &amp;&amp; strcmp(dirname, temp-&gt;dir1-&gt;name) != 0)</text:p>
      <text:p text:style-name="P18"><text:s text:c="12"/>{</text:p>
      <text:p text:style-name="P18"><text:s text:c="16"/>temp-&gt;dir2 = new_dir;</text:p>
      <text:p text:style-name="P18"><text:s text:c="12"/>}</text:p>
      <text:p text:style-name="P18"><text:s text:c="12"/>else if (strcmp(dirname, temp-&gt;dir1-&gt;name) != 0 &amp;&amp; strcmp(dirname, temp-&gt;dir2-&gt;name) != 0)</text:p>
      <text:p text:style-name="P18"><text:s text:c="12"/>{</text:p>
      <text:p text:style-name="P18"><text:s text:c="16"/>temp-&gt;dir3 = new_dir;</text:p>
      <text:p text:style-name="P18"><text:s text:c="12"/>}</text:p>
      <text:p text:style-name="P18"><text:s text:c="12"/>else if (strcmp(dirname, temp-&gt;dir1-&gt;name) == 0 || strcmp(dirname, temp-&gt;dir2-&gt;name) == 0)</text:p>
      <text:p text:style-name="P18"><text:s text:c="12"/>{ <text:s text:c="2"/>//if it already exists</text:p>
      <text:p text:style-name="P18"><text:s text:c="16"/>printf("\nDirectory %s already exists!\n", dirname);</text:p>
      <text:p text:style-name="P18"><text:s text:c="12"/>}</text:p>
      <text:p text:style-name="P18"><text:s text:c="12"/>else</text:p>
      <text:p text:style-name="P18"><text:s text:c="12"/>{ <text:s text:c="2"/>//if no space is free in the sub-directory</text:p>
      <text:p text:style-name="P18"><text:s text:c="16"/>printf("\nDirectory Limit Exceeded.(Only 3 directories allowed under any directory)\n");</text:p>
      <text:p text:style-name="P18"><text:s text:c="12"/>}</text:p>
      <text:p text:style-name="P18"><text:s text:c="8"/>}</text:p>
      <text:p text:style-name="P18"><text:s text:c="4"/>}</text:p>
      <text:p text:style-name="P18">}</text:p>
      <text:p text:style-name="P18"/>
      <text:p text:style-name="P18"/>
      <text:p text:style-name="P18"><text:soft-page-break/>void insertFile(char path[])</text:p>
      <text:p text:style-name="P18">{ <text:s text:c="2"/>//inserting a new file to specified path</text:p>
      <text:p text:style-name="P18"><text:s text:c="4"/>dir *temp = root;</text:p>
      <text:p text:style-name="P18"><text:s text:c="4"/>char *split = strtok(path, "/");</text:p>
      <text:p text:style-name="P18"><text:s text:c="4"/>split = strtok(NULL, "/");</text:p>
      <text:p text:style-name="P18"/>
      <text:p text:style-name="P18"><text:s text:c="4"/>while (split != NULL)</text:p>
      <text:p text:style-name="P18"><text:s text:c="4"/>{ <text:s text:c="2"/>//moving to specified sub-directory</text:p>
      <text:p text:style-name="P18"><text:s text:c="8"/>if (temp-&gt;dir1 != NULL &amp;&amp; strcmp(split, temp-&gt;dir1-&gt;name) == 0)</text:p>
      <text:p text:style-name="P18"><text:s text:c="8"/>{</text:p>
      <text:p text:style-name="P18"><text:s text:c="12"/>temp = temp-&gt;dir1;</text:p>
      <text:p text:style-name="P18"><text:s text:c="8"/>}</text:p>
      <text:p text:style-name="P18"><text:s text:c="8"/>else if (temp-&gt;dir2 != NULL &amp;&amp; strcmp(split, temp-&gt;dir2-&gt;name) == 0)</text:p>
      <text:p text:style-name="P18"><text:s text:c="8"/>{</text:p>
      <text:p text:style-name="P18"><text:s text:c="12"/>temp = temp-&gt;dir2;</text:p>
      <text:p text:style-name="P18"><text:s text:c="8"/>}</text:p>
      <text:p text:style-name="P18"><text:s text:c="8"/>else if (temp-&gt;dir3 != NULL &amp;&amp; strcmp(split, temp-&gt;dir3-&gt;name) == 0)</text:p>
      <text:p text:style-name="P18"><text:s text:c="8"/>{</text:p>
      <text:p text:style-name="P18"><text:s text:c="12"/>temp = temp-&gt;dir3;</text:p>
      <text:p text:style-name="P18"><text:s text:c="8"/>}</text:p>
      <text:p text:style-name="P18"><text:s text:c="8"/>split = strtok(NULL, "/");</text:p>
      <text:p text:style-name="P18"><text:s text:c="4"/>}</text:p>
      <text:p text:style-name="P18"/>
      <text:p text:style-name="P18"><text:s text:c="4"/>if (split == NULL)</text:p>
      <text:p text:style-name="P18"><text:s text:c="4"/>{</text:p>
      <text:p text:style-name="P18"><text:s text:c="8"/>if (temp-&gt;file1 == NULL || temp-&gt;file2 == NULL)</text:p>
      <text:p text:style-name="P18"><text:s text:c="8"/>{ <text:s text:c="2"/>//if the sub-directory has space for files</text:p>
      <text:p text:style-name="P18"><text:s text:c="12"/>char file_name[50];</text:p>
      <text:p text:style-name="P18"><text:s text:c="12"/>printf("\nEnter the File Name: ");</text:p>
      <text:p text:style-name="P18"><text:s text:c="12"/>scanf("%s", file_name);</text:p>
      <text:p text:style-name="P18"/>
      <text:p text:style-name="P18"><text:s text:c="12"/>file *new_file = (file *)malloc(sizeof(file));</text:p>
      <text:p text:style-name="P18"><text:s text:c="12"/>strcpy(new_file-&gt;name, file_name);</text:p>
      <text:p text:style-name="P18"/>
      <text:p text:style-name="P18"><text:s text:c="12"/>if (temp-&gt;file1 == NULL)</text:p>
      <text:p text:style-name="P18"><text:s text:c="12"/>{</text:p>
      <text:p text:style-name="P18"><text:s text:c="16"/>temp-&gt;file1 = new_file;</text:p>
      <text:p text:style-name="P18"><text:s text:c="12"/>}</text:p>
      <text:p text:style-name="P18"><text:s text:c="12"/>else if (temp-&gt;file2 == NULL)</text:p>
      <text:p text:style-name="P18"><text:s text:c="12"/>{</text:p>
      <text:p text:style-name="P18"><text:s text:c="16"/>temp-&gt;file2 = new_file;</text:p>
      <text:p text:style-name="P18"><text:s text:c="12"/>}</text:p>
      <text:p text:style-name="P18"><text:s text:c="8"/>}</text:p>
      <text:p text:style-name="P18"><text:s text:c="8"/>else</text:p>
      <text:p text:style-name="P18"><text:s text:c="8"/>{ <text:s text:c="2"/>//if it doesn't have space for files</text:p>
      <text:p text:style-name="P18"><text:s text:c="12"/>printf("\nFile Limit Exceeded.(Only 2 Files allowed in any directory)\n");</text:p>
      <text:p text:style-name="P18"><text:s text:c="8"/>}</text:p>
      <text:p text:style-name="P18"><text:s text:c="4"/>}</text:p>
      <text:p text:style-name="P18">}</text:p>
      <text:p text:style-name="P18"/>
      <text:p text:style-name="P18"/>
      <text:p text:style-name="P18"/>
      <text:p text:style-name="P18"><text:soft-page-break/>void displayContents(dir *root, char path[])</text:p>
      <text:p text:style-name="P18">{ <text:s text:c="2"/>//to display the contents of the a directory</text:p>
      <text:p text:style-name="P18"><text:s text:c="4"/>char temp[50];</text:p>
      <text:p text:style-name="P18"/>
      <text:p text:style-name="P18"><text:s text:c="4"/>if (root != NULL)</text:p>
      <text:p text:style-name="P18"><text:s text:c="4"/>{</text:p>
      <text:p text:style-name="P18"><text:s text:c="8"/>strcat(path, root-&gt;name);</text:p>
      <text:p text:style-name="P18"><text:s text:c="8"/>strcat(path, "/");</text:p>
      <text:p text:style-name="P18"><text:s text:c="8"/>if (root-&gt;file1 != NULL)</text:p>
      <text:p text:style-name="P18"><text:s text:c="8"/>{</text:p>
      <text:p text:style-name="P18"><text:s text:c="12"/>printf("%s\t\t\t%s\n", root-&gt;file1-&gt;name, path);</text:p>
      <text:p text:style-name="P18"><text:s text:c="8"/>}</text:p>
      <text:p text:style-name="P18"><text:s text:c="8"/>if (root-&gt;file2 != NULL)</text:p>
      <text:p text:style-name="P18"><text:s text:c="8"/>{</text:p>
      <text:p text:style-name="P18"><text:s text:c="12"/>printf("%s\t\t\t%s\n", root-&gt;file2-&gt;name, path);</text:p>
      <text:p text:style-name="P18"><text:s text:c="8"/>}</text:p>
      <text:p text:style-name="P18"><text:s text:c="8"/>if (root-&gt;dir1 != NULL)</text:p>
      <text:p text:style-name="P18"><text:s text:c="8"/>{</text:p>
      <text:p text:style-name="P18"><text:s text:c="12"/>strcpy(temp, path);</text:p>
      <text:p text:style-name="P18"><text:s text:c="12"/>displayContents(root-&gt;dir1, temp);</text:p>
      <text:p text:style-name="P18"><text:s text:c="8"/>}</text:p>
      <text:p text:style-name="P18"><text:s text:c="8"/>if (root-&gt;dir2 != NULL)</text:p>
      <text:p text:style-name="P18"><text:s text:c="8"/>{</text:p>
      <text:p text:style-name="P18"><text:s text:c="12"/>strcpy(temp, path);</text:p>
      <text:p text:style-name="P18"><text:s text:c="12"/>displayContents(root-&gt;dir2, temp);</text:p>
      <text:p text:style-name="P18"><text:s text:c="8"/>}</text:p>
      <text:p text:style-name="P18"><text:s text:c="8"/>if (root-&gt;dir3 != NULL)</text:p>
      <text:p text:style-name="P18"><text:s text:c="8"/>{</text:p>
      <text:p text:style-name="P18"><text:s text:c="12"/>strcpy(temp, path);</text:p>
      <text:p text:style-name="P18"><text:s text:c="12"/>displayContents(root-&gt;dir3, temp);</text:p>
      <text:p text:style-name="P18"><text:s text:c="8"/>}</text:p>
      <text:p text:style-name="P18"><text:s text:c="4"/>}</text:p>
      <text:p text:style-name="P18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oft-page-break/>OUTPUT – <text:span text:style-name="T8">HIERARCHICAL STRUCTURE:</text:span></text:p>
      <text:p text:style-name="P7"/>
      <text:p text:style-name="P12">(base) vishakan@Legion:~/Desktop/Operating-Systems/Ex 12 File Organization Techniques$ gcc TreeHierarchy.c -o t</text:p>
      <text:p text:style-name="P12">(base) vishakan@Legion:~/Desktop/Operating-Systems/Ex 12 File Organization Techniques$ ./t</text:p>
      <text:p text:style-name="P12"/>
      <text:p text:style-name="P12"><text:s text:c="24"/>Two Level Directory Structure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1</text:p>
      <text:p text:style-name="P12"/>
      <text:p text:style-name="P12">Enter "root" to create a file in the root directory.</text:p>
      <text:p text:style-name="P12">Enter "root/directory" to create a file in the sub-directory.</text:p>
      <text:p text:style-name="P12"/>
      <text:p text:style-name="P12">Enter the Path: root <text:s text:c="6"/></text:p>
      <text:p text:style-name="P12"/>
      <text:p text:style-name="P12">Enter the File Name: N_Queens.py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2</text:p>
      <text:p text:style-name="P12"/>
      <text:p text:style-name="P12">Enter "root" to create a file in the root directory.</text:p>
      <text:p text:style-name="P12">Enter "root/directory" to create a file in the sub-directory.</text:p>
      <text:p text:style-name="P12"/>
      <text:p text:style-name="P12">Enter the Path: root</text:p>
      <text:p text:style-name="P12"/>
      <text:p text:style-name="P12">Enter the Directory Name: OS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2</text:p>
      <text:p text:style-name="P12"/>
      <text:p text:style-name="P12">Enter "root" to create a file in the root directory.</text:p>
      <text:p text:style-name="P12">Enter "root/directory" to create a file in the sub-directory.</text:p>
      <text:p text:style-name="P12"/>
      <text:p text:style-name="P12">Enter the Path: root/OS</text:p>
      <text:p text:style-name="P12"/>
      <text:p text:style-name="P12">Enter the Directory Name: Paging</text:p>
      <text:p text:style-name="P12"/>
      <text:p text:style-name="P12"/>
      <text:p text:style-name="P12"><text:soft-page-break/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1</text:p>
      <text:p text:style-name="P12"/>
      <text:p text:style-name="P12">Enter "root" to create a file in the root directory.</text:p>
      <text:p text:style-name="P12">Enter "root/directory" to create a file in the sub-directory.</text:p>
      <text:p text:style-name="P12"/>
      <text:p text:style-name="P12">Enter the Path: root/OS/Paging</text:p>
      <text:p text:style-name="P12"/>
      <text:p text:style-name="P12">Enter the File Name: Paging.c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1</text:p>
      <text:p text:style-name="P12"/>
      <text:p text:style-name="P12">Enter "root" to create a file in the root directory.</text:p>
      <text:p text:style-name="P12">Enter "root/directory" to create a file in the sub-directory.</text:p>
      <text:p text:style-name="P12"/>
      <text:p text:style-name="P12">Enter the Path: root/OS</text:p>
      <text:p text:style-name="P12"/>
      <text:p text:style-name="P12">Enter the File Name: Queue.h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3</text:p>
      <text:p text:style-name="P12"/>
      <text:p text:style-name="P12">File <text:s text:c="11"/>Path</text:p>
      <text:p text:style-name="P12"/>
      <text:p text:style-name="P12">N_Queens.py <text:s text:c="4"/>root/</text:p>
      <text:p text:style-name="P12">Queue.h <text:s text:c="8"/>root/OS/</text:p>
      <text:p text:style-name="P12">Paging.c <text:s text:c="7"/>root/OS/Paging/</text:p>
      <text:p text:style-name="P12"/>
      <text:p text:style-name="P12"><text:s text:c="16"/>Main Menu</text:p>
      <text:p text:style-name="P12"><text:s text:c="8"/>1. Create a New File</text:p>
      <text:p text:style-name="P12"><text:s text:c="8"/>2. Create a New Directory</text:p>
      <text:p text:style-name="P12"><text:s text:c="8"/>3. Display Existing Files</text:p>
      <text:p text:style-name="P12"><text:s text:c="8"/>0. Exit the Program</text:p>
      <text:p text:style-name="P12"><text:s text:c="8"/>Your choice -&gt; 0</text:p>
      <text:p text:style-name="P12"/>
      <text:p text:style-name="P12"><text:s text:c="16"/>Thank You!</text:p>
      <text:p text:style-name="P12"/>
      <text:p text:style-name="P12"/>
      <text:p text:style-name="P17"/>
      <text:p text:style-name="P21"><text:soft-page-break/>S<text:span text:style-name="T3">OURCE CODE</text:span> – <text:span text:style-name="T9">DIRECTED ACYCLIC GRAPH:</text:span></text:p>
      <text:p text:style-name="P21"/>
      <text:p text:style-name="P19">#include &lt;stdio.h&gt;</text:p>
      <text:p text:style-name="P19">#include &lt;stdlib.h&gt;</text:p>
      <text:p text:style-name="P19">#include &lt;string.h&gt;</text:p>
      <text:p text:style-name="P19"/>
      <text:p text:style-name="P19">typedef struct</text:p>
      <text:p text:style-name="P19">{ //struct for file</text:p>
      <text:p text:style-name="P19"><text:s text:c="4"/>char name[50];</text:p>
      <text:p text:style-name="P19">} file;</text:p>
      <text:p text:style-name="P19"/>
      <text:p text:style-name="P19">typedef struct Dir</text:p>
      <text:p text:style-name="P19">{ //struct for tree-like directory</text:p>
      <text:p text:style-name="P19"><text:s text:c="4"/>char name[50];</text:p>
      <text:p text:style-name="P19"><text:s text:c="4"/>struct Dir *dir1, *dir2, *dir3;</text:p>
      <text:p text:style-name="P19"><text:s text:c="4"/>file *file1, *file2;</text:p>
      <text:p text:style-name="P19">} dir;</text:p>
      <text:p text:style-name="P19"/>
      <text:p text:style-name="P19">dir *root = NULL; //root directory</text:p>
      <text:p text:style-name="P19"/>
      <text:p text:style-name="P19">dir *initRoot();</text:p>
      <text:p text:style-name="P19">void insertDirectory(char path[]);</text:p>
      <text:p text:style-name="P19">void insertFile(char path[]);</text:p>
      <text:p text:style-name="P19">void displayContents(dir *root, char path[]);</text:p>
      <text:p text:style-name="P19">file *getFilePointer(char path[]);</text:p>
      <text:p text:style-name="P19">dir *getDirectoryPointer(char path[]);</text:p>
      <text:p text:style-name="P19">void createLink(char path[], char dir_name[]);</text:p>
      <text:p text:style-name="P19"/>
      <text:p text:style-name="P19">int main(void)</text:p>
      <text:p text:style-name="P19">{</text:p>
      <text:p text:style-name="P19"><text:s text:c="4"/>root = initRoot();</text:p>
      <text:p text:style-name="P19"><text:s text:c="4"/>int opt = 1;</text:p>
      <text:p text:style-name="P19"><text:s text:c="4"/>char dir_name[50], name[50], path[500], path_name[50];</text:p>
      <text:p text:style-name="P19"/>
      <text:p text:style-name="P19"><text:s text:c="4"/>printf("\n\t\t\tTwo Level Directory Structure\n");</text:p>
      <text:p text:style-name="P19"/>
      <text:p text:style-name="P19"><text:s text:c="4"/>while (opt != 0)</text:p>
      <text:p text:style-name="P19"><text:s text:c="4"/>{</text:p>
      <text:p text:style-name="P19"><text:s text:c="8"/>printf("\n\t\tMain Menu\n\t1. Create a New File\n\t2. Create a New Directory\n\t3. Create a Link to a File\n\t4. Display Existing Files\n\t0. Exit the Program\n\tYour choice -&gt; ");</text:p>
      <text:p text:style-name="P19"><text:s text:c="8"/>scanf("%d", &amp;opt);</text:p>
      <text:p text:style-name="P19"><text:s text:c="8"/>switch (opt)</text:p>
      <text:p text:style-name="P19"><text:s text:c="8"/>{</text:p>
      <text:p text:style-name="P19"><text:s text:c="8"/>case 1:</text:p>
      <text:p text:style-name="P19"><text:s text:c="12"/>printf("\nEnter \"root\" to create a file in the root directory.\nEnter \"root/directory\" to create a file in the sub-directory.");</text:p>
      <text:p text:style-name="P19"><text:s text:c="12"/>printf("\n\nEnter the Path: ");</text:p>
      <text:p text:style-name="P19"><text:s text:c="12"/>scanf("%s", dir_name);</text:p>
      <text:p text:style-name="P19"><text:s text:c="12"/>insertFile(dir_name);</text:p>
      <text:p text:style-name="P19"><text:s text:c="12"/>break;</text:p>
      <text:p text:style-name="P19"/>
      <text:p text:style-name="P19"><text:soft-page-break/><text:s text:c="8"/>case 2:</text:p>
      <text:p text:style-name="P19"><text:s text:c="12"/>printf("\nEnter \"root\" to create a file in the root directory.\nEnter \"root/directory\" to create a file in the sub-directory.");</text:p>
      <text:p text:style-name="P19"><text:s text:c="12"/>printf("\n\nEnter the Path: ");</text:p>
      <text:p text:style-name="P19"><text:s text:c="12"/>scanf("%s", dir_name);</text:p>
      <text:p text:style-name="P19"><text:s text:c="12"/>insertDirectory(dir_name);</text:p>
      <text:p text:style-name="P19"><text:s text:c="12"/>break;</text:p>
      <text:p text:style-name="P19"/>
      <text:p text:style-name="P19"><text:s text:c="8"/>case 3:</text:p>
      <text:p text:style-name="P19"><text:s text:c="12"/>printf("\nEnter the Path of File (Including File Name): ");</text:p>
      <text:p text:style-name="P19"><text:s text:c="12"/>scanf("%s", path_name);</text:p>
      <text:p text:style-name="P19"><text:s text:c="12"/>printf("\nEnter the Path of Directory to Create Link in: ");</text:p>
      <text:p text:style-name="P19"><text:s text:c="12"/>scanf("%s", dir_name);</text:p>
      <text:p text:style-name="P19"><text:s text:c="12"/>createLink(path_name, dir_name);</text:p>
      <text:p text:style-name="P19"><text:s text:c="12"/>break;</text:p>
      <text:p text:style-name="P19"/>
      <text:p text:style-name="P19"><text:s text:c="8"/>case 4:</text:p>
      <text:p text:style-name="P19"><text:s text:c="12"/>strcpy(path, "");</text:p>
      <text:p text:style-name="P19"><text:s text:c="12"/>printf("\nFile\t\t\t\tPath\n\n");</text:p>
      <text:p text:style-name="P19"><text:s text:c="12"/>displayContents(root, path);</text:p>
      <text:p text:style-name="P19"><text:s text:c="12"/>break;</text:p>
      <text:p text:style-name="P19"/>
      <text:p text:style-name="P19"><text:s text:c="8"/>case 0:</text:p>
      <text:p text:style-name="P19"><text:s text:c="12"/>printf("\n\t\tThank You!\n");</text:p>
      <text:p text:style-name="P19"><text:s text:c="12"/>break;</text:p>
      <text:p text:style-name="P19"/>
      <text:p text:style-name="P19"><text:s text:c="8"/>default:</text:p>
      <text:p text:style-name="P19"><text:s text:c="12"/>printf("\n\tInvalid Option.\n");</text:p>
      <text:p text:style-name="P19"><text:s text:c="12"/>break;</text:p>
      <text:p text:style-name="P19"><text:s text:c="8"/>}</text:p>
      <text:p text:style-name="P19"><text:s text:c="4"/>}</text:p>
      <text:p text:style-name="P19"><text:s text:c="4"/>return 0;</text:p>
      <text:p text:style-name="P19">}</text:p>
      <text:p text:style-name="P19"/>
      <text:p text:style-name="P19">dir *initRoot()</text:p>
      <text:p text:style-name="P19">{ //initialising root directory</text:p>
      <text:p text:style-name="P19"><text:s text:c="4"/>root = (dir *)malloc(sizeof(dir));</text:p>
      <text:p text:style-name="P19"/>
      <text:p text:style-name="P19"><text:s text:c="4"/>strcpy(root-&gt;name, "root");</text:p>
      <text:p text:style-name="P19"><text:s text:c="4"/>root-&gt;dir1 = NULL;</text:p>
      <text:p text:style-name="P19"><text:s text:c="4"/>root-&gt;dir2 = NULL;</text:p>
      <text:p text:style-name="P19"><text:s text:c="4"/>root-&gt;dir3 = NULL;</text:p>
      <text:p text:style-name="P19"><text:s text:c="4"/>root-&gt;file1 = NULL;</text:p>
      <text:p text:style-name="P19"><text:s text:c="4"/>root-&gt;file2 = NULL;</text:p>
      <text:p text:style-name="P19"/>
      <text:p text:style-name="P19"><text:s text:c="4"/>return root;</text:p>
      <text:p text:style-name="P19">}</text:p>
      <text:p text:style-name="P19"/>
      <text:p text:style-name="P19"/>
      <text:p text:style-name="P19"/>
      <text:p text:style-name="P19"/>
      <text:p text:style-name="P19"/>
      <text:p text:style-name="P19"><text:soft-page-break/>void insertDirectory(char path[])</text:p>
      <text:p text:style-name="P19">{ //inserting a new directory to specified path</text:p>
      <text:p text:style-name="P19"><text:s text:c="4"/>dir *temp = root;</text:p>
      <text:p text:style-name="P19"><text:s text:c="4"/>char *dir_name = strtok(path, "/");</text:p>
      <text:p text:style-name="P19"><text:s text:c="4"/>dir_name = strtok(NULL, "/");</text:p>
      <text:p text:style-name="P19"/>
      <text:p text:style-name="P19"><text:s text:c="4"/>while (dir_name != NULL)</text:p>
      <text:p text:style-name="P19"><text:s text:c="4"/>{ //moving to the specified sub-directory</text:p>
      <text:p text:style-name="P19"><text:s text:c="8"/>if (temp-&gt;dir1 != NULL &amp;&amp; strcmp(dir_name, temp-&gt;dir1-&gt;name) == 0)</text:p>
      <text:p text:style-name="P19"><text:s text:c="8"/>{</text:p>
      <text:p text:style-name="P19"><text:s text:c="12"/>temp = temp-&gt;dir1;</text:p>
      <text:p text:style-name="P19"><text:s text:c="8"/>}</text:p>
      <text:p text:style-name="P19"><text:s text:c="8"/>else if (temp-&gt;dir2 != NULL &amp;&amp; strcmp(dir_name, temp-&gt;dir2-&gt;name) == 0)</text:p>
      <text:p text:style-name="P19"><text:s text:c="8"/>{</text:p>
      <text:p text:style-name="P19"><text:s text:c="12"/>temp = temp-&gt;dir2;</text:p>
      <text:p text:style-name="P19"><text:s text:c="8"/>}</text:p>
      <text:p text:style-name="P19"><text:s text:c="8"/>else if (temp-&gt;dir3 != NULL &amp;&amp; strcmp(dir_name, temp-&gt;dir3-&gt;name) == 0)</text:p>
      <text:p text:style-name="P19"><text:s text:c="8"/>{</text:p>
      <text:p text:style-name="P19"><text:s text:c="12"/>temp = temp-&gt;dir3;</text:p>
      <text:p text:style-name="P19"><text:s text:c="8"/>}</text:p>
      <text:p text:style-name="P19"/>
      <text:p text:style-name="P19"><text:s text:c="8"/>dir_name = strtok(NULL, "/");</text:p>
      <text:p text:style-name="P19"><text:s text:c="4"/>}</text:p>
      <text:p text:style-name="P19"/>
      <text:p text:style-name="P19"><text:s text:c="4"/>if (dir_name == NULL)</text:p>
      <text:p text:style-name="P19"><text:s text:c="4"/>{</text:p>
      <text:p text:style-name="P19"><text:s text:c="8"/>if (temp-&gt;dir1 == NULL || temp-&gt;dir2 == NULL || temp-&gt;dir3 == NULL)</text:p>
      <text:p text:style-name="P19"><text:s text:c="8"/>{ //if space exists in the specified sub-directory</text:p>
      <text:p text:style-name="P19"><text:s text:c="12"/>char dirname[50];</text:p>
      <text:p text:style-name="P19"><text:s text:c="12"/>printf("\nEnter the Directory Name: ");</text:p>
      <text:p text:style-name="P19"><text:s text:c="12"/>scanf("%s", dirname);</text:p>
      <text:p text:style-name="P19"/>
      <text:p text:style-name="P19"><text:s text:c="12"/>dir *new_dir = (dir *)malloc(sizeof(dir));</text:p>
      <text:p text:style-name="P19"><text:s text:c="12"/>new_dir-&gt;dir1 = NULL;</text:p>
      <text:p text:style-name="P19"><text:s text:c="12"/>new_dir-&gt;dir2 = NULL;</text:p>
      <text:p text:style-name="P19"><text:s text:c="12"/>new_dir-&gt;dir3 = NULL;</text:p>
      <text:p text:style-name="P19"><text:s text:c="12"/>new_dir-&gt;file1 = NULL;</text:p>
      <text:p text:style-name="P19"><text:s text:c="12"/>new_dir-&gt;file2 = NULL;</text:p>
      <text:p text:style-name="P19"><text:s text:c="12"/>strcpy(new_dir-&gt;name, dirname);</text:p>
      <text:p text:style-name="P19"><text:s text:c="12"/>//connecting it to a free pointer of the parent directory</text:p>
      <text:p text:style-name="P19"><text:s text:c="12"/>if (temp-&gt;dir1 == NULL)</text:p>
      <text:p text:style-name="P19"><text:s text:c="12"/>{</text:p>
      <text:p text:style-name="P19"><text:s text:c="16"/>temp-&gt;dir1 = new_dir;</text:p>
      <text:p text:style-name="P19"><text:s text:c="12"/>}</text:p>
      <text:p text:style-name="P19"><text:s text:c="12"/>else if (temp-&gt;dir2 == NULL &amp;&amp; strcmp(dirname, temp-&gt;dir1-&gt;name) != 0)</text:p>
      <text:p text:style-name="P19"><text:s text:c="12"/>{</text:p>
      <text:p text:style-name="P19"><text:s text:c="16"/>temp-&gt;dir2 = new_dir;</text:p>
      <text:p text:style-name="P19"><text:s text:c="12"/>}</text:p>
      <text:p text:style-name="P19"><text:s text:c="12"/>else if (strcmp(dirname, temp-&gt;dir1-&gt;name) != 0 &amp;&amp; strcmp(dirname, temp-&gt;dir2-&gt;name) != 0)</text:p>
      <text:p text:style-name="P19"><text:s text:c="12"/>{</text:p>
      <text:p text:style-name="P19"><text:s text:c="16"/>temp-&gt;dir3 = new_dir;</text:p>
      <text:p text:style-name="P19"><text:soft-page-break/><text:s text:c="12"/>}</text:p>
      <text:p text:style-name="P19"><text:s text:c="12"/>else if (strcmp(dirname, temp-&gt;dir1-&gt;name) == 0 || strcmp(dirname, temp-&gt;dir2-&gt;name) == 0)</text:p>
      <text:p text:style-name="P19"><text:s text:c="12"/>{ //if it already exists</text:p>
      <text:p text:style-name="P19"><text:s text:c="16"/>printf("\nDirectory %s already exists!\n", dirname);</text:p>
      <text:p text:style-name="P19"><text:s text:c="12"/>}</text:p>
      <text:p text:style-name="P19"><text:s text:c="12"/>else</text:p>
      <text:p text:style-name="P19"><text:s text:c="12"/>{ //if no space is free in the sub-directory</text:p>
      <text:p text:style-name="P19"><text:s text:c="16"/>printf("\nDirectory Limit Exceeded.(Only 3 directories allowed under any directory)\n");</text:p>
      <text:p text:style-name="P19"><text:s text:c="12"/>}</text:p>
      <text:p text:style-name="P19"><text:s text:c="8"/>}</text:p>
      <text:p text:style-name="P19"><text:s text:c="4"/>}</text:p>
      <text:p text:style-name="P19">}</text:p>
      <text:p text:style-name="P19"/>
      <text:p text:style-name="P19">void insertFile(char path[])</text:p>
      <text:p text:style-name="P19">{ //inserting a new file to specified path</text:p>
      <text:p text:style-name="P19"><text:s text:c="4"/>dir *temp = root;</text:p>
      <text:p text:style-name="P19"><text:s text:c="4"/>char *split = strtok(path, "/");</text:p>
      <text:p text:style-name="P19"><text:s text:c="4"/>split = strtok(NULL, "/");</text:p>
      <text:p text:style-name="P19"/>
      <text:p text:style-name="P19"><text:s text:c="4"/>while (split != NULL)</text:p>
      <text:p text:style-name="P19"><text:s text:c="4"/>{ //moving to specified sub-directory</text:p>
      <text:p text:style-name="P19"><text:s text:c="8"/>if (temp-&gt;dir1 != NULL &amp;&amp; strcmp(split, temp-&gt;dir1-&gt;name) == 0)</text:p>
      <text:p text:style-name="P19"><text:s text:c="8"/>{</text:p>
      <text:p text:style-name="P19"><text:s text:c="12"/>temp = temp-&gt;dir1;</text:p>
      <text:p text:style-name="P19"><text:s text:c="8"/>}</text:p>
      <text:p text:style-name="P19"><text:s text:c="8"/>else if (temp-&gt;dir2 != NULL &amp;&amp; strcmp(split, temp-&gt;dir2-&gt;name) == 0)</text:p>
      <text:p text:style-name="P19"><text:s text:c="8"/>{</text:p>
      <text:p text:style-name="P19"><text:s text:c="12"/>temp = temp-&gt;dir2;</text:p>
      <text:p text:style-name="P19"><text:s text:c="8"/>}</text:p>
      <text:p text:style-name="P19"><text:s text:c="8"/>else if (temp-&gt;dir3 != NULL &amp;&amp; strcmp(split, temp-&gt;dir3-&gt;name) == 0)</text:p>
      <text:p text:style-name="P19"><text:s text:c="8"/>{</text:p>
      <text:p text:style-name="P19"><text:s text:c="12"/>temp = temp-&gt;dir3;</text:p>
      <text:p text:style-name="P19"><text:s text:c="8"/>}</text:p>
      <text:p text:style-name="P19"><text:s text:c="8"/>split = strtok(NULL, "/");</text:p>
      <text:p text:style-name="P19"><text:s text:c="4"/>}</text:p>
      <text:p text:style-name="P19"/>
      <text:p text:style-name="P19"><text:s text:c="4"/>if (split == NULL)</text:p>
      <text:p text:style-name="P19"><text:s text:c="4"/>{</text:p>
      <text:p text:style-name="P19"><text:s text:c="8"/>if (temp-&gt;file1 == NULL || temp-&gt;file2 == NULL)</text:p>
      <text:p text:style-name="P19"><text:s text:c="8"/>{ //if the sub-directory has space for files</text:p>
      <text:p text:style-name="P19"><text:s text:c="12"/>char file_name[50];</text:p>
      <text:p text:style-name="P19"><text:s text:c="12"/>printf("\nEnter the File Name: ");</text:p>
      <text:p text:style-name="P19"><text:s text:c="12"/>scanf("%s", file_name);</text:p>
      <text:p text:style-name="P19"/>
      <text:p text:style-name="P19"><text:s text:c="12"/>file *new_file = (file *)malloc(sizeof(file));</text:p>
      <text:p text:style-name="P19"><text:s text:c="12"/>strcpy(new_file-&gt;name, file_name);</text:p>
      <text:p text:style-name="P19"/>
      <text:p text:style-name="P19"><text:s text:c="12"/>if (temp-&gt;file1 == NULL)</text:p>
      <text:p text:style-name="P19"><text:s text:c="12"/>{</text:p>
      <text:p text:style-name="P19"><text:s text:c="16"/>temp-&gt;file1 = new_file;</text:p>
      <text:p text:style-name="P19"><text:s text:c="12"/>}</text:p>
      <text:p text:style-name="P19"><text:soft-page-break/><text:s text:c="12"/>else if (temp-&gt;file2 == NULL)</text:p>
      <text:p text:style-name="P19"><text:s text:c="12"/>{</text:p>
      <text:p text:style-name="P19"><text:s text:c="16"/>temp-&gt;file2 = new_file;</text:p>
      <text:p text:style-name="P19"><text:s text:c="12"/>}</text:p>
      <text:p text:style-name="P19"><text:s text:c="8"/>}</text:p>
      <text:p text:style-name="P19"><text:s text:c="8"/>else</text:p>
      <text:p text:style-name="P19"><text:s text:c="8"/>{ //if it doesn't have space for files</text:p>
      <text:p text:style-name="P19"><text:s text:c="12"/>printf("\nFile Limit Exceeded.(Only 2 Files allowed in any directory)\n");</text:p>
      <text:p text:style-name="P19"><text:s text:c="8"/>}</text:p>
      <text:p text:style-name="P19"><text:s text:c="4"/>}</text:p>
      <text:p text:style-name="P19">}</text:p>
      <text:p text:style-name="P19"/>
      <text:p text:style-name="P19">void displayContents(dir *root, char path[])</text:p>
      <text:p text:style-name="P19">{ //to display the contents of the a directory</text:p>
      <text:p text:style-name="P19"><text:s text:c="4"/>char temp[50];</text:p>
      <text:p text:style-name="P19"/>
      <text:p text:style-name="P19"><text:s text:c="4"/>if (root != NULL)</text:p>
      <text:p text:style-name="P19"><text:s text:c="4"/>{</text:p>
      <text:p text:style-name="P19"><text:s text:c="8"/>strcat(path, root-&gt;name);</text:p>
      <text:p text:style-name="P19"><text:s text:c="8"/>strcat(path, "/");</text:p>
      <text:p text:style-name="P19"><text:s text:c="8"/>if (root-&gt;file1 != NULL)</text:p>
      <text:p text:style-name="P19"><text:s text:c="8"/>{</text:p>
      <text:p text:style-name="P19"><text:s text:c="12"/>printf("%s\t\t\t%s\n", root-&gt;file1-&gt;name, path);</text:p>
      <text:p text:style-name="P19"><text:s text:c="8"/>}</text:p>
      <text:p text:style-name="P19"><text:s text:c="8"/>if (root-&gt;file2 != NULL)</text:p>
      <text:p text:style-name="P19"><text:s text:c="8"/>{</text:p>
      <text:p text:style-name="P19"><text:s text:c="12"/>printf("%s\t\t\t%s\n", root-&gt;file2-&gt;name, path);</text:p>
      <text:p text:style-name="P19"><text:s text:c="8"/>}</text:p>
      <text:p text:style-name="P19"><text:s text:c="8"/>if (root-&gt;dir1 != NULL)</text:p>
      <text:p text:style-name="P19"><text:s text:c="8"/>{</text:p>
      <text:p text:style-name="P19"><text:s text:c="12"/>strcpy(temp, path);</text:p>
      <text:p text:style-name="P19"><text:s text:c="12"/>displayContents(root-&gt;dir1, temp);</text:p>
      <text:p text:style-name="P19"><text:s text:c="8"/>}</text:p>
      <text:p text:style-name="P19"><text:s text:c="8"/>if (root-&gt;dir2 != NULL)</text:p>
      <text:p text:style-name="P19"><text:s text:c="8"/>{</text:p>
      <text:p text:style-name="P19"><text:s text:c="12"/>strcpy(temp, path);</text:p>
      <text:p text:style-name="P19"><text:s text:c="12"/>displayContents(root-&gt;dir2, temp);</text:p>
      <text:p text:style-name="P19"><text:s text:c="8"/>}</text:p>
      <text:p text:style-name="P19"><text:s text:c="8"/>if (root-&gt;dir3 != NULL)</text:p>
      <text:p text:style-name="P19"><text:s text:c="8"/>{</text:p>
      <text:p text:style-name="P19"><text:s text:c="12"/>strcpy(temp, path);</text:p>
      <text:p text:style-name="P19"><text:s text:c="12"/>displayContents(root-&gt;dir3, temp);</text:p>
      <text:p text:style-name="P19"><text:s text:c="8"/>}</text:p>
      <text:p text:style-name="P19"><text:s text:c="4"/>}</text:p>
      <text:p text:style-name="P19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file *getFilePointer(char path[])</text:p>
      <text:p text:style-name="P19">{ //to return the file pointer to the specified file</text:p>
      <text:p text:style-name="P19"><text:s text:c="4"/>dir *temp = root;</text:p>
      <text:p text:style-name="P19"><text:s text:c="4"/>char *split = strtok(path, "/");</text:p>
      <text:p text:style-name="P19"><text:s text:c="4"/>char *t;</text:p>
      <text:p text:style-name="P19"/>
      <text:p text:style-name="P19"><text:s text:c="4"/>while (split != NULL)</text:p>
      <text:p text:style-name="P19"><text:s text:c="4"/>{ <text:s text:c="2"/>//traversing to the specified sub-directory</text:p>
      <text:p text:style-name="P19"><text:s text:c="8"/>if (temp-&gt;dir1 != NULL &amp;&amp; strcmp(split, temp-&gt;dir1-&gt;name) == 0)</text:p>
      <text:p text:style-name="P19"><text:s text:c="8"/>{</text:p>
      <text:p text:style-name="P19"><text:s text:c="12"/>temp = temp-&gt;dir1;</text:p>
      <text:p text:style-name="P19"><text:s text:c="8"/>}</text:p>
      <text:p text:style-name="P19"><text:s text:c="8"/>else if (temp-&gt;dir2 != NULL &amp;&amp; strcmp(split, temp-&gt;dir2-&gt;name) == 0)</text:p>
      <text:p text:style-name="P19"><text:s text:c="8"/>{</text:p>
      <text:p text:style-name="P19"><text:s text:c="12"/>temp = temp-&gt;dir2;</text:p>
      <text:p text:style-name="P19"><text:s text:c="8"/>}</text:p>
      <text:p text:style-name="P19"><text:s text:c="8"/>else if (temp-&gt;dir3 != NULL &amp;&amp; strcmp(split, temp-&gt;dir3-&gt;name) == 0)</text:p>
      <text:p text:style-name="P19"><text:s text:c="8"/>{</text:p>
      <text:p text:style-name="P19"><text:s text:c="12"/>temp = temp-&gt;dir3;</text:p>
      <text:p text:style-name="P19"><text:s text:c="8"/>}</text:p>
      <text:p text:style-name="P19"><text:s text:c="8"/>t = split;</text:p>
      <text:p text:style-name="P19"><text:s text:c="8"/>split = strtok(NULL, "/");</text:p>
      <text:p text:style-name="P19"><text:s text:c="8"/>if (split == NULL)</text:p>
      <text:p text:style-name="P19"><text:s text:c="8"/>{ <text:s text:c="2"/>//reached the parent directory of the file</text:p>
      <text:p text:style-name="P19"><text:s text:c="12"/>if (strcmp(temp-&gt;file1-&gt;name, t) == 0)</text:p>
      <text:p text:style-name="P19"><text:s text:c="12"/>{</text:p>
      <text:p text:style-name="P19"><text:s text:c="16"/>return temp-&gt;file1;</text:p>
      <text:p text:style-name="P19"><text:s text:c="12"/>}</text:p>
      <text:p text:style-name="P19"><text:s text:c="12"/>else if (strcmp(temp-&gt;file2-&gt;name, t) == 0)</text:p>
      <text:p text:style-name="P19"><text:s text:c="12"/>{</text:p>
      <text:p text:style-name="P19"><text:s text:c="16"/>return temp-&gt;file2;</text:p>
      <text:p text:style-name="P19"><text:s text:c="12"/>}</text:p>
      <text:p text:style-name="P19"><text:s text:c="12"/>else</text:p>
      <text:p text:style-name="P19"><text:s text:c="12"/>{</text:p>
      <text:p text:style-name="P19"><text:s text:c="16"/>printf("\nThe specified file does not exist.\n");</text:p>
      <text:p text:style-name="P19"><text:s text:c="16"/>return NULL;</text:p>
      <text:p text:style-name="P19"><text:s text:c="12"/>}</text:p>
      <text:p text:style-name="P19"><text:s text:c="8"/>}</text:p>
      <text:p text:style-name="P19"><text:s text:c="4"/>}</text:p>
      <text:p text:style-name="P19"><text:s text:c="4"/>return NULL;</text:p>
      <text:p text:style-name="P19">}</text:p>
      <text:p text:style-name="P19"/>
      <text:p text:style-name="P19">dir *getDirectoryPointer(char path[])</text:p>
      <text:p text:style-name="P19">{ //to return the directory pointer to the specified directory</text:p>
      <text:p text:style-name="P19"><text:s text:c="4"/>char *split = strtok(path, "/");</text:p>
      <text:p text:style-name="P19"><text:s text:c="4"/>dir *temp = root;</text:p>
      <text:p text:style-name="P19"/>
      <text:p text:style-name="P19"><text:s text:c="4"/>while (split != NULL)</text:p>
      <text:p text:style-name="P19"><text:s text:c="4"/>{ <text:s text:c="2"/>//traversing to the specified sub-directory</text:p>
      <text:p text:style-name="P19"><text:s text:c="8"/>if (temp-&gt;dir1 != NULL &amp;&amp; strcmp(split, temp-&gt;dir1-&gt;name) == 0)</text:p>
      <text:p text:style-name="P19"><text:s text:c="8"/>{</text:p>
      <text:p text:style-name="P19"><text:s text:c="12"/>temp = temp-&gt;dir1;</text:p>
      <text:p text:style-name="P19"><text:soft-page-break/><text:s text:c="8"/>}</text:p>
      <text:p text:style-name="P19"><text:s text:c="8"/>else if (temp-&gt;dir2 != NULL &amp;&amp; strcmp(split, temp-&gt;dir2-&gt;name) == 0)</text:p>
      <text:p text:style-name="P19"><text:s text:c="8"/>{</text:p>
      <text:p text:style-name="P19"><text:s text:c="12"/>temp = temp-&gt;dir2;</text:p>
      <text:p text:style-name="P19"><text:s text:c="8"/>}</text:p>
      <text:p text:style-name="P19"><text:s text:c="8"/>else if (temp-&gt;dir3 != NULL &amp;&amp; strcmp(split, temp-&gt;dir3-&gt;name) == 0)</text:p>
      <text:p text:style-name="P19"><text:s text:c="8"/>{</text:p>
      <text:p text:style-name="P19"><text:s text:c="12"/>temp = temp-&gt;dir3;</text:p>
      <text:p text:style-name="P19"><text:s text:c="8"/>}</text:p>
      <text:p text:style-name="P19"/>
      <text:p text:style-name="P19"><text:s text:c="8"/>split = strtok(NULL, "/");</text:p>
      <text:p text:style-name="P19"/>
      <text:p text:style-name="P19"><text:s text:c="8"/>if (split == NULL)</text:p>
      <text:p text:style-name="P19"><text:s text:c="8"/>{ <text:s text:c="2"/>//reached the required directory</text:p>
      <text:p text:style-name="P19"><text:s text:c="12"/>return temp;</text:p>
      <text:p text:style-name="P19"><text:s text:c="8"/>}</text:p>
      <text:p text:style-name="P19"><text:s text:c="4"/>}</text:p>
      <text:p text:style-name="P19"><text:s text:c="4"/>return NULL;</text:p>
      <text:p text:style-name="P19">}</text:p>
      <text:p text:style-name="P19"/>
      <text:p text:style-name="P19">void createLink(char path[], char dir_name[])</text:p>
      <text:p text:style-name="P19">{ <text:s text:c="2"/>//creating a link to existing file to another directory</text:p>
      <text:p text:style-name="P19"><text:s text:c="4"/>file *temp_file = getFilePointer(path);</text:p>
      <text:p text:style-name="P19"><text:s text:c="4"/>dir *temp_dir = getDirectoryPointer(dir_name);</text:p>
      <text:p text:style-name="P19"/>
      <text:p text:style-name="P19"><text:s text:c="4"/>if (temp_file != NULL)</text:p>
      <text:p text:style-name="P19"><text:s text:c="4"/>{</text:p>
      <text:p text:style-name="P19"><text:s text:c="8"/>if (temp_dir-&gt;file1 == NULL)</text:p>
      <text:p text:style-name="P19"><text:s text:c="8"/>{</text:p>
      <text:p text:style-name="P19"><text:s text:c="12"/>temp_dir-&gt;file1 = temp_file;</text:p>
      <text:p text:style-name="P19"><text:s text:c="8"/>}</text:p>
      <text:p text:style-name="P19"><text:s text:c="8"/>else if (temp_dir-&gt;file2 == NULL)</text:p>
      <text:p text:style-name="P19"><text:s text:c="8"/>{</text:p>
      <text:p text:style-name="P19"><text:s text:c="12"/>temp_dir-&gt;file2 = temp_file;</text:p>
      <text:p text:style-name="P19"><text:s text:c="8"/>}</text:p>
      <text:p text:style-name="P19"><text:s text:c="8"/>else</text:p>
      <text:p text:style-name="P19"><text:s text:c="8"/>{</text:p>
      <text:p text:style-name="P19"><text:s text:c="12"/>printf("\nThe destination directory is full. Link cannot be created.\n");</text:p>
      <text:p text:style-name="P19"><text:s text:c="8"/>}</text:p>
      <text:p text:style-name="P19"><text:s text:c="4"/>}</text:p>
      <text:p text:style-name="P19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OUTPUT – <text:span text:style-name="T9">DIRECTED ACYCLIC GRAPH:</text:span></text:p>
      <text:p text:style-name="P21"/>
      <text:p text:style-name="P13">(base) vishakan@Legion:~/Desktop/Operating-Systems/Ex 12 File Organization Techniques$ gcc DAGraph.c -o d(base) vishakan@Legion:~/Desktop/Operating-Systems/Ex 12 File Organization Techniques$ ./d</text:p>
      <text:p text:style-name="P13"/>
      <text:p text:style-name="P13"><text:s text:c="24"/>Two Level Directory Structure</text:p>
      <text:p text:style-name="P13"/>
      <text:p text:style-name="P13"><text:s text:c="16"/>Main Menu</text:p>
      <text:p text:style-name="P13"><text:s text:c="8"/>1. Create a New File</text:p>
      <text:p text:style-name="P13"><text:s text:c="8"/>2. Create a New Directory</text:p>
      <text:p text:style-name="P13"><text:s text:c="8"/>3. Create a Link to a File</text:p>
      <text:p text:style-name="P13"><text:s text:c="8"/>4. Display Existing Files</text:p>
      <text:p text:style-name="P13"><text:s text:c="8"/>0. Exit the Program</text:p>
      <text:p text:style-name="P13"><text:s text:c="8"/>Your choice -&gt; 1</text:p>
      <text:p text:style-name="P13"/>
      <text:p text:style-name="P13">Enter "root" to create a file in the root directory.</text:p>
      <text:p text:style-name="P13">Enter "root/directory" to create a file in the sub-directory.</text:p>
      <text:p text:style-name="P13"/>
      <text:p text:style-name="P13">Enter the Path: root</text:p>
      <text:p text:style-name="P13"/>
      <text:p text:style-name="P13">Enter the File Name: DAG.c</text:p>
      <text:p text:style-name="P13"/>
      <text:p text:style-name="P13"><text:s text:c="16"/>Main Menu</text:p>
      <text:p text:style-name="P13"><text:s text:c="8"/>1. Create a New File</text:p>
      <text:p text:style-name="P13"><text:s text:c="8"/>2. Create a New Directory</text:p>
      <text:p text:style-name="P13"><text:s text:c="8"/>3. Create a Link to a File</text:p>
      <text:p text:style-name="P13"><text:s text:c="8"/>4. Display Existing Files</text:p>
      <text:p text:style-name="P13"><text:s text:c="8"/>0. Exit the Program</text:p>
      <text:p text:style-name="P13"><text:s text:c="8"/>Your choice -&gt; 2</text:p>
      <text:p text:style-name="P13"/>
      <text:p text:style-name="P13">Enter "root" to create a file in the root directory.</text:p>
      <text:p text:style-name="P13">Enter "root/directory" to create a file in the sub-directory.</text:p>
      <text:p text:style-name="P13"/>
      <text:p text:style-name="P13">Enter the Path: root</text:p>
      <text:p text:style-name="P13"/>
      <text:p text:style-name="P13">Enter the Directory Name: OS</text:p>
      <text:p text:style-name="P13"/>
      <text:p text:style-name="P13"><text:s text:c="16"/>Main Menu</text:p>
      <text:p text:style-name="P13"><text:s text:c="8"/>1. Create a New File</text:p>
      <text:p text:style-name="P13"><text:s text:c="8"/>2. Create a New Directory</text:p>
      <text:p text:style-name="P13"><text:s text:c="8"/>3. Create a Link to a File</text:p>
      <text:p text:style-name="P13"><text:s text:c="8"/>4. Display Existing Files</text:p>
      <text:p text:style-name="P13"><text:s text:c="8"/>0. Exit the Program</text:p>
      <text:p text:style-name="P13"><text:s text:c="8"/>Your choice -&gt; 3</text:p>
      <text:p text:style-name="P13"/>
      <text:p text:style-name="P13">Enter the Path of File (Including File Name): root/DAG.c</text:p>
      <text:p text:style-name="P13"/>
      <text:p text:style-name="P13">Enter the Path of Directory to Create Link in: root/OS</text:p>
      <text:p text:style-name="P13"/>
      <text:p text:style-name="P13"/>
      <text:p text:style-name="P13"><text:soft-page-break/><text:s text:c="16"/>Main Menu</text:p>
      <text:p text:style-name="P13"><text:s text:c="8"/>1. Create a New File</text:p>
      <text:p text:style-name="P13"><text:s text:c="8"/>2. Create a New Directory</text:p>
      <text:p text:style-name="P13"><text:s text:c="8"/>3. Create a Link to a File</text:p>
      <text:p text:style-name="P13"><text:s text:c="8"/>4. Display Existing Files</text:p>
      <text:p text:style-name="P13"><text:s text:c="8"/>0. Exit the Program</text:p>
      <text:p text:style-name="P13"><text:s text:c="8"/>Your choice -&gt; 4</text:p>
      <text:p text:style-name="P13"/>
      <text:p text:style-name="P13">File <text:s text:c="27"/>Path</text:p>
      <text:p text:style-name="P13"/>
      <text:p text:style-name="P13">DAG.c <text:s text:c="18"/>root/</text:p>
      <text:p text:style-name="P13">DAG.c <text:s text:c="18"/>root/OS/</text:p>
      <text:p text:style-name="P13"/>
      <text:p text:style-name="P13"><text:s text:c="16"/>Main Menu</text:p>
      <text:p text:style-name="P13"><text:s text:c="8"/>1. Create a New File</text:p>
      <text:p text:style-name="P13"><text:s text:c="8"/>2. Create a New Directory</text:p>
      <text:p text:style-name="P13"><text:s text:c="8"/>3. Create a Link to a File</text:p>
      <text:p text:style-name="P13"><text:s text:c="8"/>4. Display Existing Files</text:p>
      <text:p text:style-name="P13"><text:s text:c="8"/>0. Exit the Program</text:p>
      <text:p text:style-name="P13"><text:s text:c="8"/>Your choice -&gt; 0</text:p>
      <text:p text:style-name="P13"/>
      <text:p text:style-name="P13"><text:s text:c="16"/>Thank You!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7T23:59:54.920096104</dc:date>
    <meta:editing-duration>PT40M48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31" meta:paragraph-count="1145" meta:word-count="4105" meta:character-count="35113" meta:non-whitespace-character-count="23489"/>
  </office:meta>
</office:document-meta>
</file>